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960429" calcext:value-type="float">
            <text:p>-0.960429</text:p>
          </table:table-cell>
          <table:table-cell office:value-type="float" office:value="0.120385" calcext:value-type="float">
            <text:p>0.12038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-0.884004" calcext:value-type="float">
            <text:p>-0.8840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453544" calcext:value-type="float">
            <text:p>-0.453544</text:p>
          </table:table-cell>
          <table:table-cell office:value-type="float" office:value="-0.087049" calcext:value-type="float">
            <text:p>-0.087049</text:p>
          </table:table-cell>
          <table:table-cell office:value-type="float" office:value="0" calcext:value-type="float">
            <text:p>0</text:p>
          </table:table-cell>
          <table:table-cell office:value-type="float" office:value="0.042376" calcext:value-type="float">
            <text:p>0.042376</text:p>
          </table:table-cell>
          <table:table-cell office:value-type="float" office:value="0.287421" calcext:value-type="float">
            <text:p>0.287421</text:p>
          </table:table-cell>
          <table:table-cell office:value-type="float" office:value="0.570367" calcext:value-type="float">
            <text:p>0.570367</text:p>
          </table:table-cell>
          <table:table-cell office:value-type="float" office:value="0.584752" calcext:value-type="float">
            <text:p>0.58475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-0.04433" calcext:value-type="float">
            <text:p>-0.044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182996" calcext:value-type="float">
            <text:p>-0.182996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154603" calcext:value-type="float">
            <text:p>0.154603</text:p>
          </table:table-cell>
          <table:table-cell office:value-type="float" office:value="0.537509" calcext:value-type="float">
            <text:p>0.537509</text:p>
          </table:table-cell>
          <table:table-cell office:value-type="float" office:value="0.579466" calcext:value-type="float">
            <text:p>0.579466</text:p>
          </table:table-cell>
          <table:table-cell office:value-type="float" office:value="0.603849" calcext:value-type="float">
            <text:p>0.60384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-0.069174" calcext:value-type="float">
            <text:p>-0.0691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464436" calcext:value-type="float">
            <text:p>-0.464436</text:p>
          </table:table-cell>
          <table:table-cell office:value-type="float" office:value="0.042376" calcext:value-type="float">
            <text:p>0.042376</text:p>
          </table:table-cell>
          <table:table-cell office:value-type="float" office:value="0.215332" calcext:value-type="float">
            <text:p>0.215332</text:p>
          </table:table-cell>
          <table:table-cell office:value-type="float" office:value="0.542281" calcext:value-type="float">
            <text:p>0.542281</text:p>
          </table:table-cell>
          <table:table-cell office:value-type="float" office:value="0.579149" calcext:value-type="float">
            <text:p>0.579149</text:p>
          </table:table-cell>
          <table:table-cell office:value-type="float" office:value="0.59678" calcext:value-type="float">
            <text:p>0.5967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073623" calcext:value-type="float">
            <text:p>0.0736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030566" calcext:value-type="float">
            <text:p>-0.030566</text:p>
          </table:table-cell>
          <table:table-cell office:value-type="float" office:value="0.142529" calcext:value-type="float">
            <text:p>0.142529</text:p>
          </table:table-cell>
          <table:table-cell office:value-type="float" office:value="0.32518" calcext:value-type="float">
            <text:p>0.32518</text:p>
          </table:table-cell>
          <table:table-cell office:value-type="float" office:value="0.556862" calcext:value-type="float">
            <text:p>0.556862</text:p>
          </table:table-cell>
          <table:table-cell office:value-type="float" office:value="0.578387" calcext:value-type="float">
            <text:p>0.578387</text:p>
          </table:table-cell>
          <table:table-cell office:value-type="float" office:value="0.605303" calcext:value-type="float">
            <text:p>0.60530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140244" calcext:value-type="float">
            <text:p>0.1402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89641" calcext:value-type="float">
            <text:p>-0.389641</text:p>
          </table:table-cell>
          <table:table-cell office:value-type="float" office:value="0.128681" calcext:value-type="float">
            <text:p>0.128681</text:p>
          </table:table-cell>
          <table:table-cell office:value-type="float" office:value="0.307248" calcext:value-type="float">
            <text:p>0.307248</text:p>
          </table:table-cell>
          <table:table-cell office:value-type="float" office:value="0.552264" calcext:value-type="float">
            <text:p>0.552264</text:p>
          </table:table-cell>
          <table:table-cell office:value-type="float" office:value="0.581569" calcext:value-type="float">
            <text:p>0.581569</text:p>
          </table:table-cell>
          <table:table-cell office:value-type="float" office:value="0.604693" calcext:value-type="float">
            <text:p>0.604693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262193" calcext:value-type="float">
            <text:p>0.2621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02684" calcext:value-type="float">
            <text:p>-0.402684</text:p>
          </table:table-cell>
          <table:table-cell office:value-type="float" office:value="0.209281" calcext:value-type="float">
            <text:p>0.209281</text:p>
          </table:table-cell>
          <table:table-cell office:value-type="float" office:value="0.375344" calcext:value-type="float">
            <text:p>0.375344</text:p>
          </table:table-cell>
          <table:table-cell office:value-type="float" office:value="0.559089" calcext:value-type="float">
            <text:p>0.559089</text:p>
          </table:table-cell>
          <table:table-cell office:value-type="float" office:value="0.580545" calcext:value-type="float">
            <text:p>0.580545</text:p>
          </table:table-cell>
          <table:table-cell office:value-type="float" office:value="0.600541" calcext:value-type="float">
            <text:p>0.60054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275923" calcext:value-type="float">
            <text:p>0.2759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28725" calcext:value-type="float">
            <text:p>-0.228725</text:p>
          </table:table-cell>
          <table:table-cell office:value-type="float" office:value="0.212572" calcext:value-type="float">
            <text:p>0.212572</text:p>
          </table:table-cell>
          <table:table-cell office:value-type="float" office:value="0.33797" calcext:value-type="float">
            <text:p>0.33797</text:p>
          </table:table-cell>
          <table:table-cell office:value-type="float" office:value="0.551583" calcext:value-type="float">
            <text:p>0.551583</text:p>
          </table:table-cell>
          <table:table-cell office:value-type="float" office:value="0.584829" calcext:value-type="float">
            <text:p>0.584829</text:p>
          </table:table-cell>
          <table:table-cell office:value-type="float" office:value="0.606922" calcext:value-type="float">
            <text:p>0.60692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3253" calcext:value-type="float">
            <text:p>0.613253</text:p>
          </table:table-cell>
          <table:table-cell office:value-type="float" office:value="0.621182" calcext:value-type="float">
            <text:p>0.621182</text:p>
          </table:table-cell>
          <table:table-cell office:value-type="float" office:value="0.290315" calcext:value-type="float">
            <text:p>0.2903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70545" calcext:value-type="float">
            <text:p>-0.170545</text:p>
          </table:table-cell>
          <table:table-cell office:value-type="float" office:value="0.383397" calcext:value-type="float">
            <text:p>0.383397</text:p>
          </table:table-cell>
          <table:table-cell office:value-type="float" office:value="0.555256" calcext:value-type="float">
            <text:p>0.555256</text:p>
          </table:table-cell>
          <table:table-cell office:value-type="float" office:value="0.590166" calcext:value-type="float">
            <text:p>0.590166</text:p>
          </table:table-cell>
          <table:table-cell office:value-type="float" office:value="0.610723" calcext:value-type="float">
            <text:p>0.61072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5896" calcext:value-type="float">
            <text:p>0.615896</text:p>
          </table:table-cell>
          <table:table-cell office:value-type="float" office:value="0.621182" calcext:value-type="float">
            <text:p>0.621182</text:p>
          </table:table-cell>
          <table:table-cell office:value-type="float" office:value="0.342201" calcext:value-type="float">
            <text:p>0.3422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691508" calcext:value-type="float">
            <text:p>-0.691508</text:p>
          </table:table-cell>
          <table:table-cell office:value-type="float" office:value="0.220458" calcext:value-type="float">
            <text:p>0.220458</text:p>
          </table:table-cell>
          <table:table-cell office:value-type="float" office:value="0.359" calcext:value-type="float">
            <text:p>0.359</text:p>
          </table:table-cell>
          <table:table-cell office:value-type="float" office:value="0.558086" calcext:value-type="float">
            <text:p>0.558086</text:p>
          </table:table-cell>
          <table:table-cell office:value-type="float" office:value="0.587647" calcext:value-type="float">
            <text:p>0.587647</text:p>
          </table:table-cell>
          <table:table-cell office:value-type="float" office:value="0.609415" calcext:value-type="float">
            <text:p>0.60941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7458" calcext:value-type="float">
            <text:p>0.627458</text:p>
          </table:table-cell>
          <table:table-cell office:value-type="float" office:value="0.695817" calcext:value-type="float">
            <text:p>0.695817</text:p>
          </table:table-cell>
          <table:table-cell office:value-type="float" office:value="0.410767" calcext:value-type="float">
            <text:p>0.4107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93516" calcext:value-type="float">
            <text:p>0.093516</text:p>
          </table:table-cell>
          <table:table-cell office:value-type="float" office:value="0.282454" calcext:value-type="float">
            <text:p>0.282454</text:p>
          </table:table-cell>
          <table:table-cell office:value-type="float" office:value="0.543598" calcext:value-type="float">
            <text:p>0.543598</text:p>
          </table:table-cell>
          <table:table-cell office:value-type="float" office:value="0.592873" calcext:value-type="float">
            <text:p>0.592873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37051" calcext:value-type="float">
            <text:p>0.637051</text:p>
          </table:table-cell>
          <table:table-cell office:value-type="float" office:value="0.699496" calcext:value-type="float">
            <text:p>0.699496</text:p>
          </table:table-cell>
          <table:table-cell office:value-type="float" office:value="0.359898" calcext:value-type="float">
            <text:p>0.3598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.9</text:p>
          </table:table-cell>
          <table:table-cell office:value-type="float" office:value="0.089296" calcext:value-type="float">
            <text:p>0.089296</text:p>
          </table:table-cell>
          <table:table-cell office:value-type="float" office:value="0.271124" calcext:value-type="float">
            <text:p>0.271124</text:p>
          </table:table-cell>
          <table:table-cell office:value-type="float" office:value="0.515051" calcext:value-type="float">
            <text:p>0.515051</text:p>
          </table:table-cell>
          <table:table-cell office:value-type="float" office:value="0.582711" calcext:value-type="float">
            <text:p>0.582711</text:p>
          </table:table-cell>
          <table:table-cell office:value-type="float" office:value="0.611564" calcext:value-type="float">
            <text:p>0.61156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2612" calcext:value-type="float">
            <text:p>0.652612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365947" calcext:value-type="float">
            <text:p>0.3659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366032" calcext:value-type="float">
            <text:p>-0.366032</text:p>
          </table:table-cell>
          <table:table-cell office:value-type="float" office:value="0.099224" calcext:value-type="float">
            <text:p>0.099224</text:p>
          </table:table-cell>
          <table:table-cell office:value-type="float" office:value="0.247658" calcext:value-type="float">
            <text:p>0.247658</text:p>
          </table:table-cell>
          <table:table-cell office:value-type="float" office:value="0.46759" calcext:value-type="float">
            <text:p>0.46759</text:p>
          </table:table-cell>
          <table:table-cell office:value-type="float" office:value="0.569954" calcext:value-type="float">
            <text:p>0.569954</text:p>
          </table:table-cell>
          <table:table-cell office:value-type="float" office:value="0.609947" calcext:value-type="float">
            <text:p>0.60994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413221" calcext:value-type="float">
            <text:p>0.4132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566032" calcext:value-type="float">
            <text:p>-0.566032</text:p>
          </table:table-cell>
          <table:table-cell office:value-type="float" office:value="0.095794" calcext:value-type="float">
            <text:p>0.095794</text:p>
          </table:table-cell>
          <table:table-cell office:value-type="float" office:value="0.31421" calcext:value-type="float">
            <text:p>0.31421</text:p>
          </table:table-cell>
          <table:table-cell office:value-type="float" office:value="0.482668" calcext:value-type="float">
            <text:p>0.482668</text:p>
          </table:table-cell>
          <table:table-cell office:value-type="float" office:value="0.555874" calcext:value-type="float">
            <text:p>0.555874</text:p>
          </table:table-cell>
          <table:table-cell office:value-type="float" office:value="0.607073" calcext:value-type="float">
            <text:p>0.60707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6698" calcext:value-type="float">
            <text:p>0.676698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40034" calcext:value-type="float">
            <text:p>0.400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122108" calcext:value-type="float">
            <text:p>0.122108</text:p>
          </table:table-cell>
          <table:table-cell office:value-type="float" office:value="0.387774" calcext:value-type="float">
            <text:p>0.387774</text:p>
          </table:table-cell>
          <table:table-cell office:value-type="float" office:value="0.538178" calcext:value-type="float">
            <text:p>0.538178</text:p>
          </table:table-cell>
          <table:table-cell office:value-type="float" office:value="0.594484" calcext:value-type="float">
            <text:p>0.59448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6698" calcext:value-type="float">
            <text:p>0.676698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324128" calcext:value-type="float">
            <text:p>0.3241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566032" calcext:value-type="float">
            <text:p>-0.566032</text:p>
          </table:table-cell>
          <table:table-cell office:value-type="float" office:value="0.088496" calcext:value-type="float">
            <text:p>0.088496</text:p>
          </table:table-cell>
          <table:table-cell office:value-type="float" office:value="0.313715" calcext:value-type="float">
            <text:p>0.313715</text:p>
          </table:table-cell>
          <table:table-cell office:value-type="float" office:value="0.527405" calcext:value-type="float">
            <text:p>0.527405</text:p>
          </table:table-cell>
          <table:table-cell office:value-type="float" office:value="0.601659" calcext:value-type="float">
            <text:p>0.60165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87015" calcext:value-type="float">
            <text:p>0.687015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410175" calcext:value-type="float">
            <text:p>0.4101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032063" calcext:value-type="float">
            <text:p>-0.032063</text:p>
          </table:table-cell>
          <table:table-cell office:value-type="float" office:value="0.109557" calcext:value-type="float">
            <text:p>0.109557</text:p>
          </table:table-cell>
          <table:table-cell office:value-type="float" office:value="0.353035" calcext:value-type="float">
            <text:p>0.353035</text:p>
          </table:table-cell>
          <table:table-cell office:value-type="float" office:value="0.559135" calcext:value-type="float">
            <text:p>0.559135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727848" calcext:value-type="float">
            <text:p>0.727848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477937" calcext:value-type="float">
            <text:p>0.4779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01642" calcext:value-type="float">
            <text:p>-0.01642</text:p>
          </table:table-cell>
          <table:table-cell office:value-type="float" office:value="0.298073" calcext:value-type="float">
            <text:p>0.298073</text:p>
          </table:table-cell>
          <table:table-cell office:value-type="float" office:value="0.581589" calcext:value-type="float">
            <text:p>0.581589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38366" calcext:value-type="float">
            <text:p>0.638366</text:p>
          </table:table-cell>
          <table:table-cell office:value-type="float" office:value="0.796096" calcext:value-type="float">
            <text:p>0.796096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535957" calcext:value-type="float">
            <text:p>0.5359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084921" calcext:value-type="float">
            <text:p>0.084921</text:p>
          </table:table-cell>
          <table:table-cell office:value-type="float" office:value="0.347335" calcext:value-type="float">
            <text:p>0.347335</text:p>
          </table:table-cell>
          <table:table-cell office:value-type="float" office:value="0.605893" calcext:value-type="float">
            <text:p>0.605893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58617" calcext:value-type="float">
            <text:p>0.658617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555761" calcext:value-type="float">
            <text:p>0.55576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08206" calcext:value-type="float">
            <text:p>-0.08206</text:p>
          </table:table-cell>
          <table:table-cell office:value-type="float" office:value="0.561574" calcext:value-type="float">
            <text:p>0.561574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29636" calcext:value-type="float">
            <text:p>0.629636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557011" calcext:value-type="float">
            <text:p>0.55701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121191" calcext:value-type="float">
            <text:p>-0.121191</text:p>
          </table:table-cell>
          <table:table-cell office:value-type="float" office:value="0.52368" calcext:value-type="float">
            <text:p>0.52368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46901" calcext:value-type="float">
            <text:p>0.646901</text:p>
          </table:table-cell>
          <table:table-cell office:value-type="float" office:value="0.74713" calcext:value-type="float">
            <text:p>0.74713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547075" calcext:value-type="float">
            <text:p>0.5470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03484" calcext:value-type="float">
            <text:p>-0.03484</text:p>
          </table:table-cell>
          <table:table-cell office:value-type="float" office:value="0.430215" calcext:value-type="float">
            <text:p>0.430215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46901" calcext:value-type="float">
            <text:p>0.646901</text:p>
          </table:table-cell>
          <table:table-cell office:value-type="float" office:value="0.749029" calcext:value-type="float">
            <text:p>0.749029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546554" calcext:value-type="float">
            <text:p>0.54655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076356" calcext:value-type="float">
            <text:p>-0.076356</text:p>
          </table:table-cell>
          <table:table-cell table:number-columns-repeated="7" office:value-type="float" office:value="0.612372" calcext:value-type="float">
            <text:p>0.612372</text:p>
          </table:table-cell>
          <table:table-cell office:value-type="float" office:value="0.642321" calcext:value-type="float">
            <text:p>0.642321</text:p>
          </table:table-cell>
          <table:table-cell office:value-type="float" office:value="0.71323" calcext:value-type="float">
            <text:p>0.71323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55658" calcext:value-type="float">
            <text:p>0.5565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55332" calcext:value-type="float">
            <text:p>0.355332</text:p>
          </table:table-cell>
          <table:table-cell table:number-columns-repeated="7" office:value-type="float" office:value="0.612372" calcext:value-type="float">
            <text:p>0.612372</text:p>
          </table:table-cell>
          <table:table-cell office:value-type="float" office:value="0.649681" calcext:value-type="float">
            <text:p>0.649681</text:p>
          </table:table-cell>
          <table:table-cell office:value-type="float" office:value="0.751913" calcext:value-type="float">
            <text:p>0.751913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604353" calcext:value-type="float">
            <text:p>0.60435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48137" calcext:value-type="float">
            <text:p>0.548137</text:p>
          </table:table-cell>
          <table:table-cell table:number-columns-repeated="7" office:value-type="float" office:value="0.612372" calcext:value-type="float">
            <text:p>0.612372</text:p>
          </table:table-cell>
          <table:table-cell office:value-type="float" office:value="0.648869" calcext:value-type="float">
            <text:p>0.648869</text:p>
          </table:table-cell>
          <table:table-cell office:value-type="float" office:value="0.766096" calcext:value-type="float">
            <text:p>0.766096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624971" calcext:value-type="float">
            <text:p>0.62497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18714" calcext:value-type="float">
            <text:p>0.618714</text:p>
          </table:table-cell>
          <table:table-cell office:value-type="float" office:value="0.674615" calcext:value-type="float">
            <text:p>0.674615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621768" calcext:value-type="float">
            <text:p>0.62176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.612372" calcext:value-type="float">
            <text:p>0.612372</text:p>
          </table:table-cell>
          <table:table-cell office:value-type="float" office:value="0.618714" calcext:value-type="float">
            <text:p>0.618714</text:p>
          </table:table-cell>
          <table:table-cell office:value-type="float" office:value="0.668882" calcext:value-type="float">
            <text:p>0.668882</text:p>
          </table:table-cell>
          <table:table-cell office:value-type="float" office:value="0.751913" calcext:value-type="float">
            <text:p>0.751913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651272" calcext:value-type="float">
            <text:p>0.65127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7" office:value-type="float" office:value="0.612372" calcext:value-type="float">
            <text:p>0.612372</text:p>
          </table:table-cell>
          <table:table-cell office:value-type="float" office:value="0.698543" calcext:value-type="float">
            <text:p>0.698543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623526" calcext:value-type="float">
            <text:p>0.6235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96253" calcext:value-type="float">
            <text:p>0.296253</text:p>
          </table:table-cell>
          <table:table-cell office:value-type="float" office:value="0.577578" calcext:value-type="float">
            <text:p>0.577578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17833" calcext:value-type="float">
            <text:p>0.617833</text:p>
          </table:table-cell>
          <table:table-cell office:value-type="float" office:value="0.712348" calcext:value-type="float">
            <text:p>0.712348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638097" calcext:value-type="float">
            <text:p>0.63809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0.289898" calcext:value-type="float">
            <text:p>0.289898</text:p>
          </table:table-cell>
          <table:table-cell table:number-columns-repeated="7" office:value-type="float" office:value="0.612372" calcext:value-type="float">
            <text:p>0.612372</text:p>
          </table:table-cell>
          <table:table-cell office:value-type="float" office:value="0.699149" calcext:value-type="float">
            <text:p>0.699149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607463" calcext:value-type="float">
            <text:p>0.60746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 office:value-type="float" office:value="0.612372" calcext:value-type="float">
            <text:p>0.612372</text:p>
          </table:table-cell>
          <table:table-cell office:value-type="float" office:value="0.617833" calcext:value-type="float">
            <text:p>0.617833</text:p>
          </table:table-cell>
          <table:table-cell office:value-type="float" office:value="0.67275" calcext:value-type="float">
            <text:p>0.67275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637617" calcext:value-type="float">
            <text:p>0.63761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 office:value-type="float" office:value="0.612372" calcext:value-type="float">
            <text:p>0.612372</text:p>
          </table:table-cell>
          <table:table-cell office:value-type="float" office:value="0.634217" calcext:value-type="float">
            <text:p>0.634217</text:p>
          </table:table-cell>
          <table:table-cell office:value-type="float" office:value="0.749063" calcext:value-type="float">
            <text:p>0.749063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646886" calcext:value-type="float">
            <text:p>0.64688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 office:value-type="float" office:value="0.612372" calcext:value-type="float">
            <text:p>0.612372</text:p>
          </table:table-cell>
          <table:table-cell office:value-type="float" office:value="0.628756" calcext:value-type="float">
            <text:p>0.628756</text:p>
          </table:table-cell>
          <table:table-cell table:number-columns-repeated="3" office:value-type="float" office:value="0.798978" calcext:value-type="float">
            <text:p>0.798978</text:p>
          </table:table-cell>
          <table:table-cell office:value-type="float" office:value="0.651332" calcext:value-type="float">
            <text:p>0.6513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23294" calcext:value-type="float">
            <text:p>0.623294</text:p>
          </table:table-cell>
          <table:table-cell office:value-type="float" office:value="0.759379" calcext:value-type="float">
            <text:p>0.759379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630702" calcext:value-type="float">
            <text:p>0.6307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0.448568" calcext:value-type="float">
            <text:p>0.448568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39678" calcext:value-type="float">
            <text:p>0.639678</text:p>
          </table:table-cell>
          <table:table-cell office:value-type="float" office:value="0.759379" calcext:value-type="float">
            <text:p>0.759379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632084" calcext:value-type="float">
            <text:p>0.63208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6704" calcext:value-type="float">
            <text:p>0.586704</text:p>
          </table:table-cell>
          <table:table-cell office:value-type="float" office:value="0.609806" calcext:value-type="float">
            <text:p>0.609806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84737" calcext:value-type="float">
            <text:p>0.684737</text:p>
          </table:table-cell>
          <table:table-cell table:number-columns-repeated="3" office:value-type="float" office:value="0.798978" calcext:value-type="float">
            <text:p>0.798978</text:p>
          </table:table-cell>
          <table:table-cell office:value-type="float" office:value="0.656673" calcext:value-type="float">
            <text:p>0.65667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.448977" calcext:value-type="float">
            <text:p>0.448977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45139" calcext:value-type="float">
            <text:p>0.645139</text:p>
          </table:table-cell>
          <table:table-cell office:value-type="float" office:value="0.772579" calcext:value-type="float">
            <text:p>0.772579</text:p>
          </table:table-cell>
          <table:table-cell table:number-columns-repeated="3" office:value-type="float" office:value="0.798978" calcext:value-type="float">
            <text:p>0.798978</text:p>
          </table:table-cell>
          <table:table-cell office:value-type="float" office:value="0.652651" calcext:value-type="float">
            <text:p>0.65265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56061" calcext:value-type="float">
            <text:p>0.656061</text:p>
          </table:table-cell>
          <table:table-cell office:value-type="float" office:value="0.74713" calcext:value-type="float">
            <text:p>0.74713</text:p>
          </table:table-cell>
          <table:table-cell table:number-columns-repeated="4" office:value-type="float" office:value="0.798978" calcext:value-type="float">
            <text:p>0.798978</text:p>
          </table:table-cell>
          <table:table-cell office:value-type="float" office:value="0.686199" calcext:value-type="float">
            <text:p>0.68619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45139" calcext:value-type="float">
            <text:p>0.645139</text:p>
          </table:table-cell>
          <table:table-cell office:value-type="float" office:value="0.761279" calcext:value-type="float">
            <text:p>0.761279</text:p>
          </table:table-cell>
          <table:table-cell table:number-columns-repeated="4" office:value-type="float" office:value="0.798978" calcext:value-type="float">
            <text:p>0.798978</text:p>
          </table:table-cell>
          <table:table-cell office:value-type="float" office:value="0.686521" calcext:value-type="float">
            <text:p>0.68652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61522" calcext:value-type="float">
            <text:p>0.661522</text:p>
          </table:table-cell>
          <table:table-cell office:value-type="float" office:value="0.726637" calcext:value-type="float">
            <text:p>0.726637</text:p>
          </table:table-cell>
          <table:table-cell table:number-columns-repeated="4" office:value-type="float" office:value="0.798978" calcext:value-type="float">
            <text:p>0.798978</text:p>
          </table:table-cell>
          <table:table-cell office:value-type="float" office:value="0.684695" calcext:value-type="float">
            <text:p>0.68469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43193" calcext:value-type="float">
            <text:p>0.643193</text:p>
          </table:table-cell>
          <table:table-cell office:value-type="float" office:value="0.72358" calcext:value-type="float">
            <text:p>0.72358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701217" calcext:value-type="float">
            <text:p>0.70121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56423" calcext:value-type="float">
            <text:p>0.656423</text:p>
          </table:table-cell>
          <table:table-cell office:value-type="float" office:value="0.714214" calcext:value-type="float">
            <text:p>0.714214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20264" calcext:value-type="float">
            <text:p>0.72026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13201" calcext:value-type="float">
            <text:p>0.213201</text:p>
          </table:table-cell>
          <table:table-cell office:value-type="float" office:value="0.551104" calcext:value-type="float">
            <text:p>0.55110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31064" calcext:value-type="float">
            <text:p>0.631064</text:p>
          </table:table-cell>
          <table:table-cell office:value-type="float" office:value="0.699115" calcext:value-type="float">
            <text:p>0.699115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691431" calcext:value-type="float">
            <text:p>0.69143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17833" calcext:value-type="float">
            <text:p>0.617833</text:p>
          </table:table-cell>
          <table:table-cell office:value-type="float" office:value="0.72358" calcext:value-type="float">
            <text:p>0.72358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698681" calcext:value-type="float">
            <text:p>0.6986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9459" calcext:value-type="float">
            <text:p>0.699459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1692" calcext:value-type="float">
            <text:p>0.7169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.289898" calcext:value-type="float">
            <text:p>0.289898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31605" calcext:value-type="float">
            <text:p>0.631605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12672" calcext:value-type="float">
            <text:p>0.71267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37444" calcext:value-type="float">
            <text:p>0.637444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29379" calcext:value-type="float">
            <text:p>0.72937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7015" calcext:value-type="float">
            <text:p>0.687015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5046" calcext:value-type="float">
            <text:p>0.7504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89865" calcext:value-type="float">
            <text:p>0.58986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49693" calcext:value-type="float">
            <text:p>0.649693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44477" calcext:value-type="float">
            <text:p>0.74447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96253" calcext:value-type="float">
            <text:p>0.296253</text:p>
          </table:table-cell>
          <table:table-cell office:value-type="float" office:value="0.558253" calcext:value-type="float">
            <text:p>0.558253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95304" calcext:value-type="float">
            <text:p>0.795304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699896" calcext:value-type="float">
            <text:p>0.6998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6253" calcext:value-type="float">
            <text:p>0.296253</text:p>
          </table:table-cell>
          <table:table-cell office:value-type="float" office:value="0.580761" calcext:value-type="float">
            <text:p>0.58076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06875" calcext:value-type="float">
            <text:p>0.706875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693304" calcext:value-type="float">
            <text:p>0.69330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752744" calcext:value-type="float">
            <text:p>0.752744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701052" calcext:value-type="float">
            <text:p>0.70105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90283" calcext:value-type="float">
            <text:p>0.490283</text:p>
          </table:table-cell>
          <table:table-cell office:value-type="float" office:value="0.600163" calcext:value-type="float">
            <text:p>0.600163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2921" calcext:value-type="float">
            <text:p>0.72921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697477" calcext:value-type="float">
            <text:p>0.69747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35907" calcext:value-type="float">
            <text:p>0.635907</text:p>
          </table:table-cell>
          <table:table-cell office:value-type="float" office:value="0.787957" calcext:value-type="float">
            <text:p>0.787957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25587" calcext:value-type="float">
            <text:p>0.72558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89865" calcext:value-type="float">
            <text:p>0.58986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5551" calcext:value-type="float">
            <text:p>0.75551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17738" calcext:value-type="float">
            <text:p>0.71773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22233" calcext:value-type="float">
            <text:p>0.522233</text:p>
          </table:table-cell>
          <table:table-cell office:value-type="float" office:value="0.600176" calcext:value-type="float">
            <text:p>0.60017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2125" calcext:value-type="float">
            <text:p>0.721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4106" calcext:value-type="float">
            <text:p>0.410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24336" calcext:value-type="float">
            <text:p>0.724336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696694" calcext:value-type="float">
            <text:p>0.69669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71837" calcext:value-type="float">
            <text:p>0.57183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7015" calcext:value-type="float">
            <text:p>0.687015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09086" calcext:value-type="float">
            <text:p>0.70908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31455" calcext:value-type="float">
            <text:p>0.231455</text:p>
          </table:table-cell>
          <table:table-cell office:value-type="float" office:value="0.529211" calcext:value-type="float">
            <text:p>0.52921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49693" calcext:value-type="float">
            <text:p>0.649693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01091" calcext:value-type="float">
            <text:p>0.7010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0.345466" calcext:value-type="float">
            <text:p>0.34546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42996" calcext:value-type="float">
            <text:p>0.742996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692047" calcext:value-type="float">
            <text:p>0.6920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11086" calcext:value-type="float">
            <text:p>0.311086</text:p>
          </table:table-cell>
          <table:table-cell office:value-type="float" office:value="0.474131" calcext:value-type="float">
            <text:p>0.474131</text:p>
          </table:table-cell>
          <table:table-cell office:value-type="float" office:value="0.594345" calcext:value-type="float">
            <text:p>0.59434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71033" calcext:value-type="float">
            <text:p>0.671033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14575" calcext:value-type="float">
            <text:p>0.71457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11086" calcext:value-type="float">
            <text:p>0.311086</text:p>
          </table:table-cell>
          <table:table-cell office:value-type="float" office:value="0.510132" calcext:value-type="float">
            <text:p>0.51013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61657" calcext:value-type="float">
            <text:p>0.761657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10379" calcext:value-type="float">
            <text:p>0.71037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6253" calcext:value-type="float">
            <text:p>0.296253</text:p>
          </table:table-cell>
          <table:table-cell office:value-type="float" office:value="0.436291" calcext:value-type="float">
            <text:p>0.436291</text:p>
          </table:table-cell>
          <table:table-cell office:value-type="float" office:value="0.594345" calcext:value-type="float">
            <text:p>0.59434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8354" calcext:value-type="float">
            <text:p>0.668354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691862" calcext:value-type="float">
            <text:p>0.6918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96253" calcext:value-type="float">
            <text:p>0.296253</text:p>
          </table:table-cell>
          <table:table-cell office:value-type="float" office:value="0.428935" calcext:value-type="float">
            <text:p>0.428935</text:p>
          </table:table-cell>
          <table:table-cell office:value-type="float" office:value="0.603358" calcext:value-type="float">
            <text:p>0.60335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03224" calcext:value-type="float">
            <text:p>0.70322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61657" calcext:value-type="float">
            <text:p>0.76165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314" calcext:value-type="float">
            <text:p>0.7231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61657" calcext:value-type="float">
            <text:p>0.76165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39264" calcext:value-type="float">
            <text:p>0.73926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6895" calcext:value-type="float">
            <text:p>0.616895</text:p>
          </table:table-cell>
          <table:table-cell office:value-type="float" office:value="0.770701" calcext:value-type="float">
            <text:p>0.770701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40621" calcext:value-type="float">
            <text:p>0.74062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7776" calcext:value-type="float">
            <text:p>0.617776</text:p>
          </table:table-cell>
          <table:table-cell office:value-type="float" office:value="0.765063" calcext:value-type="float">
            <text:p>0.765063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40145" calcext:value-type="float">
            <text:p>0.74014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89865" calcext:value-type="float">
            <text:p>0.589865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724645" calcext:value-type="float">
            <text:p>0.724645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52149" calcext:value-type="float">
            <text:p>0.75214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682" calcext:value-type="float">
            <text:p>0.62682</text:p>
          </table:table-cell>
          <table:table-cell office:value-type="float" office:value="0.708903" calcext:value-type="float">
            <text:p>0.708903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54094" calcext:value-type="float">
            <text:p>0.75409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9432" calcext:value-type="float">
            <text:p>0.649432</text:p>
          </table:table-cell>
          <table:table-cell office:value-type="float" office:value="0.703658" calcext:value-type="float">
            <text:p>0.703658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55831" calcext:value-type="float">
            <text:p>0.75583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5939" calcext:value-type="float">
            <text:p>0.625939</text:p>
          </table:table-cell>
          <table:table-cell office:value-type="float" office:value="0.694765" calcext:value-type="float">
            <text:p>0.694765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71253" calcext:value-type="float">
            <text:p>0.77125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67358" calcext:value-type="float">
            <text:p>0.567358</text:p>
          </table:table-cell>
          <table:table-cell office:value-type="float" office:value="0.70001" calcext:value-type="float">
            <text:p>0.70001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65919" calcext:value-type="float">
            <text:p>0.76591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0.473747" calcext:value-type="float">
            <text:p>0.473747</text:p>
          </table:table-cell>
          <table:table-cell office:value-type="float" office:value="0.685872" calcext:value-type="float">
            <text:p>0.685872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55144" calcext:value-type="float">
            <text:p>0.75514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9683" calcext:value-type="float">
            <text:p>0.339683</text:p>
          </table:table-cell>
          <table:table-cell office:value-type="float" office:value="0.614012" calcext:value-type="float">
            <text:p>0.614012</text:p>
          </table:table-cell>
          <table:table-cell office:value-type="float" office:value="0.784839" calcext:value-type="float">
            <text:p>0.784839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79067" calcext:value-type="float">
            <text:p>0.77906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621521" calcext:value-type="float">
            <text:p>0.621521</text:p>
          </table:table-cell>
          <table:table-cell office:value-type="float" office:value="0.714149" calcext:value-type="float">
            <text:p>0.714149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72749" calcext:value-type="float">
            <text:p>0.77274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67212" calcext:value-type="float">
            <text:p>0.667212</text:p>
          </table:table-cell>
          <table:table-cell table:number-columns-repeated="10" office:value-type="float" office:value="0.798978" calcext:value-type="float">
            <text:p>0.798978</text:p>
          </table:table-cell>
          <table:table-cell office:value-type="float" office:value="0.785801" calcext:value-type="float">
            <text:p>0.78580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620383" calcext:value-type="float">
            <text:p>0.620383</text:p>
          </table:table-cell>
          <table:table-cell office:value-type="float" office:value="0.756563" calcext:value-type="float">
            <text:p>0.756563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76877" calcext:value-type="float">
            <text:p>0.7768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55761" calcext:value-type="float">
            <text:p>0.555761</text:p>
          </table:table-cell>
          <table:table-cell office:value-type="float" office:value="0.638368" calcext:value-type="float">
            <text:p>0.638368</text:p>
          </table:table-cell>
          <table:table-cell office:value-type="float" office:value="0.73909" calcext:value-type="float">
            <text:p>0.73909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76928" calcext:value-type="float">
            <text:p>0.7769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611338" calcext:value-type="float">
            <text:p>0.611338</text:p>
          </table:table-cell>
          <table:table-cell office:value-type="float" office:value="0.685872" calcext:value-type="float">
            <text:p>0.685872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68903" calcext:value-type="float">
            <text:p>0.7689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55761" calcext:value-type="float">
            <text:p>0.555761</text:p>
          </table:table-cell>
          <table:table-cell office:value-type="float" office:value="0.620278" calcext:value-type="float">
            <text:p>0.620278</text:p>
          </table:table-cell>
          <table:table-cell office:value-type="float" office:value="0.671734" calcext:value-type="float">
            <text:p>0.671734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68383" calcext:value-type="float">
            <text:p>0.76838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55761" calcext:value-type="float">
            <text:p>0.555761</text:p>
          </table:table-cell>
          <table:table-cell office:value-type="float" office:value="0.606711" calcext:value-type="float">
            <text:p>0.606711</text:p>
          </table:table-cell>
          <table:table-cell office:value-type="float" office:value="0.709626" calcext:value-type="float">
            <text:p>0.709626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70816" calcext:value-type="float">
            <text:p>0.77081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422967" calcext:value-type="float">
            <text:p>0.422967</text:p>
          </table:table-cell>
          <table:table-cell office:value-type="float" office:value="0.767331" calcext:value-type="float">
            <text:p>0.767331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58212" calcext:value-type="float">
            <text:p>0.75821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55761" calcext:value-type="float">
            <text:p>0.555761</text:p>
          </table:table-cell>
          <table:table-cell office:value-type="float" office:value="0.60105" calcext:value-type="float">
            <text:p>0.60105</text:p>
          </table:table-cell>
          <table:table-cell office:value-type="float" office:value="0.739054" calcext:value-type="float">
            <text:p>0.739054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73193" calcext:value-type="float">
            <text:p>0.77319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446" calcext:value-type="float">
            <text:p>0.6446</text:p>
          </table:table-cell>
          <table:table-cell table:number-columns-repeated="10" office:value-type="float" office:value="0.798978" calcext:value-type="float">
            <text:p>0.798978</text:p>
          </table:table-cell>
          <table:table-cell office:value-type="float" office:value="0.78354" calcext:value-type="float">
            <text:p>0.7835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607954" calcext:value-type="float">
            <text:p>0.607954</text:p>
          </table:table-cell>
          <table:table-cell office:value-type="float" office:value="0.784839" calcext:value-type="float">
            <text:p>0.784839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78461" calcext:value-type="float">
            <text:p>0.77846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96253" calcext:value-type="float">
            <text:p>0.296253</text:p>
          </table:table-cell>
          <table:table-cell office:value-type="float" office:value="0.622604" calcext:value-type="float">
            <text:p>0.622604</text:p>
          </table:table-cell>
          <table:table-cell table:number-columns-repeated="10" office:value-type="float" office:value="0.798978" calcext:value-type="float">
            <text:p>0.798978</text:p>
          </table:table-cell>
          <table:table-cell office:value-type="float" office:value="0.78134" calcext:value-type="float">
            <text:p>0.7813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703766" calcext:value-type="float">
            <text:p>0.703766</text:p>
          </table:table-cell>
          <table:table-cell table:number-columns-repeated="10" office:value-type="float" office:value="0.798978" calcext:value-type="float">
            <text:p>0.798978</text:p>
          </table:table-cell>
          <table:table-cell office:value-type="float" office:value="0.789456" calcext:value-type="float">
            <text:p>0.78945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45874" calcext:value-type="float">
            <text:p>0.645874</text:p>
          </table:table-cell>
          <table:table-cell office:value-type="float" office:value="0.792546" calcext:value-type="float">
            <text:p>0.792546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83024" calcext:value-type="float">
            <text:p>0.78302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40612" calcext:value-type="float">
            <text:p>0.40612</text:p>
          </table:table-cell>
          <table:table-cell office:value-type="float" office:value="0.708991" calcext:value-type="float">
            <text:p>0.708991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50693" calcext:value-type="float">
            <text:p>0.75069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85744" calcext:value-type="float">
            <text:p>0.685744</text:p>
          </table:table-cell>
          <table:table-cell office:value-type="float" office:value="0.792546" calcext:value-type="float">
            <text:p>0.792546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87011" calcext:value-type="float">
            <text:p>0.78701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82844" calcext:value-type="float">
            <text:p>0.682844</text:p>
          </table:table-cell>
          <table:table-cell office:value-type="float" office:value="0.792546" calcext:value-type="float">
            <text:p>0.792546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86721" calcext:value-type="float">
            <text:p>0.7867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736564" calcext:value-type="float">
            <text:p>0.736564</text:p>
          </table:table-cell>
          <table:table-cell table:number-columns-repeated="10" office:value-type="float" office:value="0.798978" calcext:value-type="float">
            <text:p>0.798978</text:p>
          </table:table-cell>
          <table:table-cell office:value-type="float" office:value="0.792736" calcext:value-type="float">
            <text:p>0.79273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701828" calcext:value-type="float">
            <text:p>0.701828</text:p>
          </table:table-cell>
          <table:table-cell table:number-columns-repeated="10" office:value-type="float" office:value="0.798978" calcext:value-type="float">
            <text:p>0.798978</text:p>
          </table:table-cell>
          <table:table-cell office:value-type="float" office:value="0.789263" calcext:value-type="float">
            <text:p>0.78926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538949" calcext:value-type="float">
            <text:p>0.538949</text:p>
          </table:table-cell>
          <table:table-cell table:number-columns-repeated="10" office:value-type="float" office:value="0.798978" calcext:value-type="float">
            <text:p>0.798978</text:p>
          </table:table-cell>
          <table:table-cell office:value-type="float" office:value="0.772975" calcext:value-type="float">
            <text:p>0.77297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473084" calcext:value-type="float">
            <text:p>0.473084</text:p>
          </table:table-cell>
          <table:table-cell table:number-columns-repeated="10" office:value-type="float" office:value="0.798978" calcext:value-type="float">
            <text:p>0.798978</text:p>
          </table:table-cell>
          <table:table-cell office:value-type="float" office:value="0.766388" calcext:value-type="float">
            <text:p>0.76638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371111" calcext:value-type="float">
            <text:p>0.371111</text:p>
          </table:table-cell>
          <table:table-cell office:value-type="float" office:value="0.727235" calcext:value-type="float">
            <text:p>0.727235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49017" calcext:value-type="float">
            <text:p>0.74901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430394" calcext:value-type="float">
            <text:p>0.430394</text:p>
          </table:table-cell>
          <table:table-cell office:value-type="float" office:value="0.687015" calcext:value-type="float">
            <text:p>0.687015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50923" calcext:value-type="float">
            <text:p>0.75092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381405" calcext:value-type="float">
            <text:p>0.38140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87015" calcext:value-type="float">
            <text:p>0.687015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27364" calcext:value-type="float">
            <text:p>0.72736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495862" calcext:value-type="float">
            <text:p>0.4958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9479" calcext:value-type="float">
            <text:p>0.7294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515433" calcext:value-type="float">
            <text:p>0.51543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31436" calcext:value-type="float">
            <text:p>0.73143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537583" calcext:value-type="float">
            <text:p>0.53758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42996" calcext:value-type="float">
            <text:p>0.742996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9919" calcext:value-type="float">
            <text:p>0.72991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0.444756" calcext:value-type="float">
            <text:p>0.44475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87015" calcext:value-type="float">
            <text:p>0.687015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33699" calcext:value-type="float">
            <text:p>0.7336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89865" calcext:value-type="float">
            <text:p>0.58986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4336" calcext:value-type="float">
            <text:p>0.724336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33281" calcext:value-type="float">
            <text:p>0.7332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199868" calcext:value-type="float">
            <text:p>0.199868</text:p>
          </table:table-cell>
          <table:table-cell table:number-columns-repeated="2" office:value-type="float" office:value="0.612372" calcext:value-type="float">
            <text:p>0.612372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01746" calcext:value-type="float">
            <text:p>0.70174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66937" calcext:value-type="float">
            <text:p>0.56693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36586" calcext:value-type="float">
            <text:p>0.73658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22343" calcext:value-type="float">
            <text:p>0.52234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74765" calcext:value-type="float">
            <text:p>0.674765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1572" calcext:value-type="float">
            <text:p>0.72157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65292" calcext:value-type="float">
            <text:p>0.56529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8354" calcext:value-type="float">
            <text:p>0.668354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5226" calcext:value-type="float">
            <text:p>0.72522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67358" calcext:value-type="float">
            <text:p>0.56735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31033" calcext:value-type="float">
            <text:p>0.631033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17" calcext:value-type="float">
            <text:p>0.721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49693" calcext:value-type="float">
            <text:p>0.649693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8068" calcext:value-type="float">
            <text:p>0.72806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8354" calcext:value-type="float">
            <text:p>0.668354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1381" calcext:value-type="float">
            <text:p>0.7138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8354" calcext:value-type="float">
            <text:p>0.668354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48594" calcext:value-type="float">
            <text:p>0.74859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428628" calcext:value-type="float">
            <text:p>0.42862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2756" calcext:value-type="float">
            <text:p>0.72275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67358" calcext:value-type="float">
            <text:p>0.56735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36629" calcext:value-type="float">
            <text:p>0.73662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89865" calcext:value-type="float">
            <text:p>0.589865</text:p>
          </table:table-cell>
          <table:table-cell table:number-columns-repeated="2" office:value-type="float" office:value="0.612372" calcext:value-type="float">
            <text:p>0.612372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40745" calcext:value-type="float">
            <text:p>0.74074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49693" calcext:value-type="float">
            <text:p>0.649693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39658" calcext:value-type="float">
            <text:p>0.73965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338598" calcext:value-type="float">
            <text:p>0.33859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42996" calcext:value-type="float">
            <text:p>0.742996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1002" calcext:value-type="float">
            <text:p>0.7100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4602" calcext:value-type="float">
            <text:p>0.64602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77" calcext:value-type="float">
            <text:p>0.727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42996" calcext:value-type="float">
            <text:p>0.742996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1274" calcext:value-type="float">
            <text:p>0.72127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61657" calcext:value-type="float">
            <text:p>0.76165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39264" calcext:value-type="float">
            <text:p>0.73926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87015" calcext:value-type="float">
            <text:p>0.687015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318" calcext:value-type="float">
            <text:p>0.731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22469" calcext:value-type="float">
            <text:p>0.72246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49693" calcext:value-type="float">
            <text:p>0.649693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8068" calcext:value-type="float">
            <text:p>0.72806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87015" calcext:value-type="float">
            <text:p>0.687015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13139" calcext:value-type="float">
            <text:p>0.7131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42996" calcext:value-type="float">
            <text:p>0.742996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02614" calcext:value-type="float">
            <text:p>0.70261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5" office:value-type="float" office:value="0.612372" calcext:value-type="float">
            <text:p>0.612372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24336" calcext:value-type="float">
            <text:p>0.72433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89865" calcext:value-type="float">
            <text:p>0.58986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20219" calcext:value-type="float">
            <text:p>0.72021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31033" calcext:value-type="float">
            <text:p>0.631033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44862" calcext:value-type="float">
            <text:p>0.74486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7015" calcext:value-type="float">
            <text:p>0.687015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5046" calcext:value-type="float">
            <text:p>0.7504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11065" calcext:value-type="float">
            <text:p>0.61106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780317" calcext:value-type="float">
            <text:p>0.780317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5966" calcext:value-type="float">
            <text:p>0.7596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0.449827" calcext:value-type="float">
            <text:p>0.44982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704355" calcext:value-type="float">
            <text:p>0.704355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3594" calcext:value-type="float">
            <text:p>0.7359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51341" calcext:value-type="float">
            <text:p>0.751341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56893" calcext:value-type="float">
            <text:p>0.75689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3268" calcext:value-type="float">
            <text:p>0.73268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55027" calcext:value-type="float">
            <text:p>0.75502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7722" calcext:value-type="float">
            <text:p>0.647722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65192" calcext:value-type="float">
            <text:p>0.76519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89865" calcext:value-type="float">
            <text:p>0.589865</text:p>
          </table:table-cell>
          <table:table-cell office:value-type="float" office:value="0.676698" calcext:value-type="float">
            <text:p>0.676698</text:p>
          </table:table-cell>
          <table:table-cell table:number-columns-repeated="9" office:value-type="float" office:value="0.798978" calcext:value-type="float">
            <text:p>0.798978</text:p>
          </table:table-cell>
          <table:table-cell office:value-type="float" office:value="0.765838" calcext:value-type="float">
            <text:p>0.76583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67358" calcext:value-type="float">
            <text:p>0.567358</text:p>
          </table:table-cell>
          <table:table-cell office:value-type="float" office:value="0.724336" calcext:value-type="float">
            <text:p>0.724336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99113" calcext:value-type="float">
            <text:p>0.79911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68365" calcext:value-type="float">
            <text:p>0.76836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office:value-type="float" office:value="0.725217" calcext:value-type="float">
            <text:p>0.72521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56844" calcext:value-type="float">
            <text:p>0.75684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49693" calcext:value-type="float">
            <text:p>0.649693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84076" calcext:value-type="float">
            <text:p>0.78407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665388" calcext:value-type="float">
            <text:p>0.665388</text:p>
          </table:table-cell>
          <table:table-cell table:number-columns-repeated="8"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85659" calcext:value-type="float">
            <text:p>0.78565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4485" calcext:value-type="float">
            <text:p>0.54485</text:p>
          </table:table-cell>
          <table:table-cell office:value-type="float" office:value="0.747034" calcext:value-type="float">
            <text:p>0.747034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99519" calcext:value-type="float">
            <text:p>0.799519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68425" calcext:value-type="float">
            <text:p>0.7684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22343" calcext:value-type="float">
            <text:p>0.522343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67097" calcext:value-type="float">
            <text:p>0.667097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99519" calcext:value-type="float">
            <text:p>0.799519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3952" calcext:value-type="float">
            <text:p>0.7395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22343" calcext:value-type="float">
            <text:p>0.522343</text:p>
          </table:table-cell>
          <table:table-cell office:value-type="float" office:value="0.621329" calcext:value-type="float">
            <text:p>0.621329</text:p>
          </table:table-cell>
          <table:table-cell office:value-type="float" office:value="0.782336" calcext:value-type="float">
            <text:p>0.782336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51926" calcext:value-type="float">
            <text:p>0.75192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0.40612" calcext:value-type="float">
            <text:p>0.40612</text:p>
          </table:table-cell>
          <table:table-cell office:value-type="float" office:value="0.636576" calcext:value-type="float">
            <text:p>0.636576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43479" calcext:value-type="float">
            <text:p>0.74347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0.42647" calcext:value-type="float">
            <text:p>0.42647</text:p>
          </table:table-cell>
          <table:table-cell office:value-type="float" office:value="0.653217" calcext:value-type="float">
            <text:p>0.653217</text:p>
          </table:table-cell>
          <table:table-cell table:number-columns-repeated="7"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47191" calcext:value-type="float">
            <text:p>0.74719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71008" calcext:value-type="float">
            <text:p>0.71008</text:p>
          </table:table-cell>
          <table:table-cell table:number-columns-repeated="6"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36846" calcext:value-type="float">
            <text:p>0.73684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76173" calcext:value-type="float">
            <text:p>0.676173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30756" calcext:value-type="float">
            <text:p>0.73075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610214" calcext:value-type="float">
            <text:p>0.610214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644651" calcext:value-type="float">
            <text:p>0.644651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799519" calcext:value-type="float">
            <text:p>0.799519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27578" calcext:value-type="float">
            <text:p>0.72757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09525" calcext:value-type="float">
            <text:p>0.509525</text:p>
          </table:table-cell>
          <table:table-cell office:value-type="float" office:value="0.599929" calcext:value-type="float">
            <text:p>0.599929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6777" calcext:value-type="float">
            <text:p>0.616777</text:p>
          </table:table-cell>
          <table:table-cell office:value-type="float" office:value="0.712356" calcext:value-type="float">
            <text:p>0.712356</text:p>
          </table:table-cell>
          <table:table-cell table:number-columns-repeated="5"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33557" calcext:value-type="float">
            <text:p>0.73355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09525" calcext:value-type="float">
            <text:p>0.509525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8539" calcext:value-type="float">
            <text:p>0.618539</text:p>
          </table:table-cell>
          <table:table-cell office:value-type="float" office:value="0.730135" calcext:value-type="float">
            <text:p>0.730135</text:p>
          </table:table-cell>
          <table:table-cell table:number-columns-repeated="4"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16851" calcext:value-type="float">
            <text:p>0.71685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09525" calcext:value-type="float">
            <text:p>0.509525</text:p>
          </table:table-cell>
          <table:table-cell office:value-type="float" office:value="0.591803" calcext:value-type="float">
            <text:p>0.59180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8539" calcext:value-type="float">
            <text:p>0.618539</text:p>
          </table:table-cell>
          <table:table-cell office:value-type="float" office:value="0.697136" calcext:value-type="float">
            <text:p>0.697136</text:p>
          </table:table-cell>
          <table:table-cell table:number-columns-repeated="4"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12752" calcext:value-type="float">
            <text:p>0.71275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09525" calcext:value-type="float">
            <text:p>0.509525</text:p>
          </table:table-cell>
          <table:table-cell office:value-type="float" office:value="0.602088" calcext:value-type="float">
            <text:p>0.60208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3253" calcext:value-type="float">
            <text:p>0.613253</text:p>
          </table:table-cell>
          <table:table-cell office:value-type="float" office:value="0.62232" calcext:value-type="float">
            <text:p>0.62232</text:p>
          </table:table-cell>
          <table:table-cell office:value-type="float" office:value="0.706045" calcext:value-type="float">
            <text:p>0.706045</text:p>
          </table:table-cell>
          <table:table-cell table:number-columns-repeated="3"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96463" calcext:value-type="float">
            <text:p>0.69646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23091" calcext:value-type="float">
            <text:p>0.623091</text:p>
          </table:table-cell>
          <table:table-cell office:value-type="float" office:value="0.748441" calcext:value-type="float">
            <text:p>0.748441</text:p>
          </table:table-cell>
          <table:table-cell table:number-columns-repeated="3"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70172" calcext:value-type="float">
            <text:p>0.7017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9934" calcext:value-type="float">
            <text:p>0.619934</text:p>
          </table:table-cell>
          <table:table-cell office:value-type="float" office:value="0.715769" calcext:value-type="float">
            <text:p>0.715769</text:p>
          </table:table-cell>
          <table:table-cell table:number-columns-repeated="3"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82027" calcext:value-type="float">
            <text:p>0.68202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0.451135" calcext:value-type="float">
            <text:p>0.45113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664706" calcext:value-type="float">
            <text:p>0.664706</text:p>
          </table:table-cell>
          <table:table-cell table:number-columns-repeated="3"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76341" calcext:value-type="float">
            <text:p>0.67634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610214" calcext:value-type="float">
            <text:p>0.61021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682486" calcext:value-type="float">
            <text:p>0.682486</text:p>
          </table:table-cell>
          <table:table-cell table:number-columns-repeated="3"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94013" calcext:value-type="float">
            <text:p>0.69401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20191" calcext:value-type="float">
            <text:p>0.620191</text:p>
          </table:table-cell>
          <table:table-cell office:value-type="float" office:value="0.749053" calcext:value-type="float">
            <text:p>0.749053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82844" calcext:value-type="float">
            <text:p>0.68284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610214" calcext:value-type="float">
            <text:p>0.610214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221" calcext:value-type="float">
            <text:p>0.62221</text:p>
          </table:table-cell>
          <table:table-cell office:value-type="float" office:value="0.665844" calcext:value-type="float">
            <text:p>0.665844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800059" calcext:value-type="float">
            <text:p>0.800059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74577" calcext:value-type="float">
            <text:p>0.67457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0.448977" calcext:value-type="float">
            <text:p>0.448977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6248" calcext:value-type="float">
            <text:p>0.626248</text:p>
          </table:table-cell>
          <table:table-cell office:value-type="float" office:value="0.632561" calcext:value-type="float">
            <text:p>0.632561</text:p>
          </table:table-cell>
          <table:table-cell office:value-type="float" office:value="0.765694" calcext:value-type="float">
            <text:p>0.765694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799924" calcext:value-type="float">
            <text:p>0.799924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52187" calcext:value-type="float">
            <text:p>0.65218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" calcext:value-type="float">
            <text:p>-1</text:p>
          </table:table-cell>
          <table:table-cell office:value-type="float" office:value="0.444661" calcext:value-type="float">
            <text:p>0.444661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27129" calcext:value-type="float">
            <text:p>0.627129</text:p>
          </table:table-cell>
          <table:table-cell office:value-type="float" office:value="0.699128" calcext:value-type="float">
            <text:p>0.699128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800195" calcext:value-type="float">
            <text:p>0.800195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43195" calcext:value-type="float">
            <text:p>0.64319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607903" calcext:value-type="float">
            <text:p>0.60790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5015" calcext:value-type="float">
            <text:p>0.615015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665844" calcext:value-type="float">
            <text:p>0.665844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799113" calcext:value-type="float">
            <text:p>0.799113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75345" calcext:value-type="float">
            <text:p>0.67534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84532" calcext:value-type="float">
            <text:p>0.084532</text:p>
          </table:table-cell>
          <table:table-cell office:value-type="float" office:value="0.531956" calcext:value-type="float">
            <text:p>0.53195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7658" calcext:value-type="float">
            <text:p>0.617658</text:p>
          </table:table-cell>
          <table:table-cell office:value-type="float" office:value="0.631423" calcext:value-type="float">
            <text:p>0.631423</text:p>
          </table:table-cell>
          <table:table-cell office:value-type="float" office:value="0.782336" calcext:value-type="float">
            <text:p>0.782336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79918" calcext:value-type="float">
            <text:p>0.67991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0.364003" calcext:value-type="float">
            <text:p>0.36400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2577" calcext:value-type="float">
            <text:p>0.622577</text:p>
          </table:table-cell>
          <table:table-cell office:value-type="float" office:value="0.632561" calcext:value-type="float">
            <text:p>0.632561</text:p>
          </table:table-cell>
          <table:table-cell office:value-type="float" office:value="0.783912" calcext:value-type="float">
            <text:p>0.783912</text:p>
          </table:table-cell>
          <table:table-cell table:number-columns-repeated="2" office:value-type="float" office:value="0.798978" calcext:value-type="float">
            <text:p>0.798978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63846" calcext:value-type="float">
            <text:p>0.66384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337402" calcext:value-type="float">
            <text:p>0.33740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7129" calcext:value-type="float">
            <text:p>0.627129</text:p>
          </table:table-cell>
          <table:table-cell office:value-type="float" office:value="0.733987" calcext:value-type="float">
            <text:p>0.733987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799924" calcext:value-type="float">
            <text:p>0.799924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54589" calcext:value-type="float">
            <text:p>0.65458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-0.160665" calcext:value-type="float">
            <text:p>-0.160665</text:p>
          </table:table-cell>
          <table:table-cell office:value-type="float" office:value="0.610723" calcext:value-type="float">
            <text:p>0.610723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51912" calcext:value-type="float">
            <text:p>0.651912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800059" calcext:value-type="float">
            <text:p>0.800059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594947" calcext:value-type="float">
            <text:p>0.59494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0.31222" calcext:value-type="float">
            <text:p>0.3122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18429" calcext:value-type="float">
            <text:p>0.618429</text:p>
          </table:table-cell>
          <table:table-cell office:value-type="float" office:value="0.783912" calcext:value-type="float">
            <text:p>0.783912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799113" calcext:value-type="float">
            <text:p>0.799113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56247" calcext:value-type="float">
            <text:p>0.65624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09947" calcext:value-type="float">
            <text:p>0.60994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0191" calcext:value-type="float">
            <text:p>0.620191</text:p>
          </table:table-cell>
          <table:table-cell office:value-type="float" office:value="0.682486" calcext:value-type="float">
            <text:p>0.682486</text:p>
          </table:table-cell>
          <table:table-cell table:number-columns-repeated="2" office:value-type="float" office:value="0.798978" calcext:value-type="float">
            <text:p>0.798978</text:p>
          </table:table-cell>
          <table:table-cell office:value-type="float" office:value="0.799383" calcext:value-type="float">
            <text:p>0.799383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94741" calcext:value-type="float">
            <text:p>0.69474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0833" calcext:value-type="float">
            <text:p>0.60833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5991" calcext:value-type="float">
            <text:p>0.625991</text:p>
          </table:table-cell>
          <table:table-cell office:value-type="float" office:value="0.732411" calcext:value-type="float">
            <text:p>0.732411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799248" calcext:value-type="float">
            <text:p>0.799248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81478" calcext:value-type="float">
            <text:p>0.68147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0.427011" calcext:value-type="float">
            <text:p>0.42701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5015" calcext:value-type="float">
            <text:p>0.615015</text:p>
          </table:table-cell>
          <table:table-cell office:value-type="float" office:value="0.630285" calcext:value-type="float">
            <text:p>0.630285</text:p>
          </table:table-cell>
          <table:table-cell office:value-type="float" office:value="0.749053" calcext:value-type="float">
            <text:p>0.749053</text:p>
          </table:table-cell>
          <table:table-cell office:value-type="float" office:value="0.798978" calcext:value-type="float">
            <text:p>0.798978</text:p>
          </table:table-cell>
          <table:table-cell office:value-type="float" office:value="0.799789" calcext:value-type="float">
            <text:p>0.799789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65758" calcext:value-type="float">
            <text:p>0.66575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87298" calcext:value-type="float">
            <text:p>0.387298</text:p>
          </table:table-cell>
          <table:table-cell office:value-type="float" office:value="0.563041" calcext:value-type="float">
            <text:p>0.56304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3253" calcext:value-type="float">
            <text:p>0.613253</text:p>
          </table:table-cell>
          <table:table-cell office:value-type="float" office:value="0.627765" calcext:value-type="float">
            <text:p>0.627765</text:p>
          </table:table-cell>
          <table:table-cell office:value-type="float" office:value="0.632561" calcext:value-type="float">
            <text:p>0.632561</text:p>
          </table:table-cell>
          <table:table-cell office:value-type="float" office:value="0.773896" calcext:value-type="float">
            <text:p>0.773896</text:p>
          </table:table-cell>
          <table:table-cell office:value-type="float" office:value="0.799113" calcext:value-type="float">
            <text:p>0.799113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64708" calcext:value-type="float">
            <text:p>0.66470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99044" calcext:value-type="float">
            <text:p>0.199044</text:p>
          </table:table-cell>
          <table:table-cell office:value-type="float" office:value="0.546374" calcext:value-type="float">
            <text:p>0.546374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5734" calcext:value-type="float">
            <text:p>0.625734</text:p>
          </table:table-cell>
          <table:table-cell office:value-type="float" office:value="0.632561" calcext:value-type="float">
            <text:p>0.632561</text:p>
          </table:table-cell>
          <table:table-cell office:value-type="float" office:value="0.749053" calcext:value-type="float">
            <text:p>0.749053</text:p>
          </table:table-cell>
          <table:table-cell office:value-type="float" office:value="0.798978" calcext:value-type="float">
            <text:p>0.798978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60252" calcext:value-type="float">
            <text:p>0.66025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609374" calcext:value-type="float">
            <text:p>0.60937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942" calcext:value-type="float">
            <text:p>0.61942</text:p>
          </table:table-cell>
          <table:table-cell table:number-columns-repeated="2" office:value-type="float" office:value="0.632561" calcext:value-type="float">
            <text:p>0.632561</text:p>
          </table:table-cell>
          <table:table-cell office:value-type="float" office:value="0.732411" calcext:value-type="float">
            <text:p>0.732411</text:p>
          </table:table-cell>
          <table:table-cell office:value-type="float" office:value="0.799248" calcext:value-type="float">
            <text:p>0.799248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66302" calcext:value-type="float">
            <text:p>0.66630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606439" calcext:value-type="float">
            <text:p>0.60643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7658" calcext:value-type="float">
            <text:p>0.617658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632561" calcext:value-type="float">
            <text:p>0.632561</text:p>
          </table:table-cell>
          <table:table-cell office:value-type="float" office:value="0.649203" calcext:value-type="float">
            <text:p>0.649203</text:p>
          </table:table-cell>
          <table:table-cell office:value-type="float" office:value="0.798978" calcext:value-type="float">
            <text:p>0.798978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57143" calcext:value-type="float">
            <text:p>0.65714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442776" calcext:value-type="float">
            <text:p>0.44277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5896" calcext:value-type="float">
            <text:p>0.615896</text:p>
          </table:table-cell>
          <table:table-cell office:value-type="float" office:value="0.626872" calcext:value-type="float">
            <text:p>0.626872</text:p>
          </table:table-cell>
          <table:table-cell table:number-columns-repeated="2" office:value-type="float" office:value="0.632561" calcext:value-type="float">
            <text:p>0.632561</text:p>
          </table:table-cell>
          <table:table-cell office:value-type="float" office:value="0.75027" calcext:value-type="float">
            <text:p>0.75027</text:p>
          </table:table-cell>
          <table:table-cell office:value-type="float" office:value="0.800059" calcext:value-type="float">
            <text:p>0.800059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33811" calcext:value-type="float">
            <text:p>0.633811</text:p>
          </table:table-cell>
          <table:table-cell>
            <draw:frame draw:z-index="0" draw:style-name="gr1" draw:text-style-name="P1" svg:width="22.348cm" svg:height="12.57cm" svg:x="0.003cm" svg:y="0.001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35554" calcext:value-type="float">
            <text:p>0.135554</text:p>
          </table:table-cell>
          <table:table-cell office:value-type="float" office:value="0.552015" calcext:value-type="float">
            <text:p>0.55201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625734" calcext:value-type="float">
            <text:p>0.625734</text:p>
          </table:table-cell>
          <table:table-cell table:number-columns-repeated="2" office:value-type="float" office:value="0.632561" calcext:value-type="float">
            <text:p>0.632561</text:p>
          </table:table-cell>
          <table:table-cell office:value-type="float" office:value="0.645737" calcext:value-type="float">
            <text:p>0.645737</text:p>
          </table:table-cell>
          <table:table-cell office:value-type="float" office:value="0.784916" calcext:value-type="float">
            <text:p>0.784916</text:p>
          </table:table-cell>
          <table:table-cell office:value-type="float" office:value="0.800195" calcext:value-type="float">
            <text:p>0.800195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5126" calcext:value-type="float">
            <text:p>0.6512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35554" calcext:value-type="float">
            <text:p>0.135554</text:p>
          </table:table-cell>
          <table:table-cell office:value-type="float" office:value="0.551474" calcext:value-type="float">
            <text:p>0.55147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5734" calcext:value-type="float">
            <text:p>0.625734</text:p>
          </table:table-cell>
          <table:table-cell table:number-columns-repeated="2" office:value-type="float" office:value="0.632561" calcext:value-type="float">
            <text:p>0.632561</text:p>
          </table:table-cell>
          <table:table-cell office:value-type="float" office:value="0.740631" calcext:value-type="float">
            <text:p>0.740631</text:p>
          </table:table-cell>
          <table:table-cell office:value-type="float" office:value="0.798978" calcext:value-type="float">
            <text:p>0.798978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61939" calcext:value-type="float">
            <text:p>0.66193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35554" calcext:value-type="float">
            <text:p>0.135554</text:p>
          </table:table-cell>
          <table:table-cell office:value-type="float" office:value="0.433871" calcext:value-type="float">
            <text:p>0.433871</text:p>
          </table:table-cell>
          <table:table-cell office:value-type="float" office:value="0.607789" calcext:value-type="float">
            <text:p>0.60778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9689" calcext:value-type="float">
            <text:p>0.619689</text:p>
          </table:table-cell>
          <table:table-cell table:number-columns-repeated="2" office:value-type="float" office:value="0.632561" calcext:value-type="float">
            <text:p>0.632561</text:p>
          </table:table-cell>
          <table:table-cell office:value-type="float" office:value="0.662135" calcext:value-type="float">
            <text:p>0.662135</text:p>
          </table:table-cell>
          <table:table-cell office:value-type="float" office:value="0.799383" calcext:value-type="float">
            <text:p>0.799383</text:p>
          </table:table-cell>
          <table:table-cell table:number-columns-repeated="2" office:value-type="float" office:value="0.80033" calcext:value-type="float">
            <text:p>0.80033</text:p>
          </table:table-cell>
          <table:table-cell office:value-type="float" office:value="0.641306" calcext:value-type="float">
            <text:p>0.64130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5554" calcext:value-type="float">
            <text:p>0.135554</text:p>
          </table:table-cell>
          <table:table-cell office:value-type="float" office:value="0.45422" calcext:value-type="float">
            <text:p>0.45422</text:p>
          </table:table-cell>
          <table:table-cell office:value-type="float" office:value="0.609947" calcext:value-type="float">
            <text:p>0.60994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3253" calcext:value-type="float">
            <text:p>0.613253</text:p>
          </table:table-cell>
          <table:table-cell office:value-type="float" office:value="0.626872" calcext:value-type="float">
            <text:p>0.626872</text:p>
          </table:table-cell>
          <table:table-cell office:value-type="float" office:value="0.632561" calcext:value-type="float">
            <text:p>0.632561</text:p>
          </table:table-cell>
          <table:table-cell office:value-type="float" office:value="0.64072" calcext:value-type="float">
            <text:p>0.64072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99924" calcext:value-type="float">
            <text:p>0.799924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34782" calcext:value-type="float">
            <text:p>0.63478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35554" calcext:value-type="float">
            <text:p>0.135554</text:p>
          </table:table-cell>
          <table:table-cell office:value-type="float" office:value="0.45422" calcext:value-type="float">
            <text:p>0.45422</text:p>
          </table:table-cell>
          <table:table-cell office:value-type="float" office:value="0.602662" calcext:value-type="float">
            <text:p>0.60266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3253" calcext:value-type="float">
            <text:p>0.613253</text:p>
          </table:table-cell>
          <table:table-cell office:value-type="float" office:value="0.623458" calcext:value-type="float">
            <text:p>0.623458</text:p>
          </table:table-cell>
          <table:table-cell office:value-type="float" office:value="0.632561" calcext:value-type="float">
            <text:p>0.632561</text:p>
          </table:table-cell>
          <table:table-cell office:value-type="float" office:value="0.646673" calcext:value-type="float">
            <text:p>0.646673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20933" calcext:value-type="float">
            <text:p>0.62093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0.431712" calcext:value-type="float">
            <text:p>0.431712</text:p>
          </table:table-cell>
          <table:table-cell office:value-type="float" office:value="0.609945" calcext:value-type="float">
            <text:p>0.60994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8539" calcext:value-type="float">
            <text:p>0.618539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641337" calcext:value-type="float">
            <text:p>0.64133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99924" calcext:value-type="float">
            <text:p>0.799924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35445" calcext:value-type="float">
            <text:p>0.63544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597804" calcext:value-type="float">
            <text:p>0.597804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17658" calcext:value-type="float">
            <text:p>0.617658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643253" calcext:value-type="float">
            <text:p>0.643253</text:p>
          </table:table-cell>
          <table:table-cell office:value-type="float" office:value="0.789551" calcext:value-type="float">
            <text:p>0.789551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80033" calcext:value-type="float">
            <text:p>0.80033</text:p>
          </table:table-cell>
          <table:table-cell office:value-type="float" office:value="0.652669" calcext:value-type="float">
            <text:p>0.65266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272184" calcext:value-type="float">
            <text:p>0.272184</text:p>
          </table:table-cell>
          <table:table-cell office:value-type="float" office:value="0.609134" calcext:value-type="float">
            <text:p>0.60913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631423" calcext:value-type="float">
            <text:p>0.631423</text:p>
          </table:table-cell>
          <table:table-cell office:value-type="float" office:value="0.667108" calcext:value-type="float">
            <text:p>0.667108</text:p>
          </table:table-cell>
          <table:table-cell office:value-type="float" office:value="0.789551" calcext:value-type="float">
            <text:p>0.789551</text:p>
          </table:table-cell>
          <table:table-cell office:value-type="float" office:value="0.802753" calcext:value-type="float">
            <text:p>0.802753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62234" calcext:value-type="float">
            <text:p>0.6223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85165" calcext:value-type="float">
            <text:p>0.485165</text:p>
          </table:table-cell>
          <table:table-cell office:value-type="float" office:value="0.571653" calcext:value-type="float">
            <text:p>0.571653</text:p>
          </table:table-cell>
          <table:table-cell office:value-type="float" office:value="0.606437" calcext:value-type="float">
            <text:p>0.60643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7915" calcext:value-type="float">
            <text:p>0.617915</text:p>
          </table:table-cell>
          <table:table-cell office:value-type="float" office:value="0.633088" calcext:value-type="float">
            <text:p>0.633088</text:p>
          </table:table-cell>
          <table:table-cell office:value-type="float" office:value="0.694046" calcext:value-type="float">
            <text:p>0.694046</text:p>
          </table:table-cell>
          <table:table-cell office:value-type="float" office:value="0.799383" calcext:value-type="float">
            <text:p>0.799383</text:p>
          </table:table-cell>
          <table:table-cell office:value-type="float" office:value="0.807598" calcext:value-type="float">
            <text:p>0.807598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656724" calcext:value-type="float">
            <text:p>0.6567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2486" calcext:value-type="float">
            <text:p>0.52486</text:p>
          </table:table-cell>
          <table:table-cell office:value-type="float" office:value="0.595462" calcext:value-type="float">
            <text:p>0.595462</text:p>
          </table:table-cell>
          <table:table-cell office:value-type="float" office:value="0.610398" calcext:value-type="float">
            <text:p>0.61039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6153" calcext:value-type="float">
            <text:p>0.616153</text:p>
          </table:table-cell>
          <table:table-cell office:value-type="float" office:value="0.633088" calcext:value-type="float">
            <text:p>0.633088</text:p>
          </table:table-cell>
          <table:table-cell office:value-type="float" office:value="0.691363" calcext:value-type="float">
            <text:p>0.691363</text:p>
          </table:table-cell>
          <table:table-cell office:value-type="float" office:value="0.792507" calcext:value-type="float">
            <text:p>0.792507</text:p>
          </table:table-cell>
          <table:table-cell office:value-type="float" office:value="0.807598" calcext:value-type="float">
            <text:p>0.807598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649618" calcext:value-type="float">
            <text:p>0.64961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358164" calcext:value-type="float">
            <text:p>0.358164</text:p>
          </table:table-cell>
          <table:table-cell office:value-type="float" office:value="0.592007" calcext:value-type="float">
            <text:p>0.592007</text:p>
          </table:table-cell>
          <table:table-cell office:value-type="float" office:value="0.606619" calcext:value-type="float">
            <text:p>0.60661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2846" calcext:value-type="float">
            <text:p>0.622846</text:p>
          </table:table-cell>
          <table:table-cell office:value-type="float" office:value="0.651816" calcext:value-type="float">
            <text:p>0.651816</text:p>
          </table:table-cell>
          <table:table-cell office:value-type="float" office:value="0.726211" calcext:value-type="float">
            <text:p>0.726211</text:p>
          </table:table-cell>
          <table:table-cell office:value-type="float" office:value="0.799519" calcext:value-type="float">
            <text:p>0.799519</text:p>
          </table:table-cell>
          <table:table-cell office:value-type="float" office:value="0.807598" calcext:value-type="float">
            <text:p>0.807598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638952" calcext:value-type="float">
            <text:p>0.63895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0.330628" calcext:value-type="float">
            <text:p>0.330628</text:p>
          </table:table-cell>
          <table:table-cell office:value-type="float" office:value="0.593557" calcext:value-type="float">
            <text:p>0.593557</text:p>
          </table:table-cell>
          <table:table-cell office:value-type="float" office:value="0.610328" calcext:value-type="float">
            <text:p>0.610328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1412" calcext:value-type="float">
            <text:p>0.621412</text:p>
          </table:table-cell>
          <table:table-cell office:value-type="float" office:value="0.633088" calcext:value-type="float">
            <text:p>0.633088</text:p>
          </table:table-cell>
          <table:table-cell office:value-type="float" office:value="0.666951" calcext:value-type="float">
            <text:p>0.666951</text:p>
          </table:table-cell>
          <table:table-cell office:value-type="float" office:value="0.745407" calcext:value-type="float">
            <text:p>0.745407</text:p>
          </table:table-cell>
          <table:table-cell office:value-type="float" office:value="0.799113" calcext:value-type="float">
            <text:p>0.799113</text:p>
          </table:table-cell>
          <table:table-cell office:value-type="float" office:value="0.812444" calcext:value-type="float">
            <text:p>0.812444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64253" calcext:value-type="float">
            <text:p>0.6425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59806" calcext:value-type="float">
            <text:p>0.5980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9108" calcext:value-type="float">
            <text:p>0.629108</text:p>
          </table:table-cell>
          <table:table-cell office:value-type="float" office:value="0.633881" calcext:value-type="float">
            <text:p>0.633881</text:p>
          </table:table-cell>
          <table:table-cell office:value-type="float" office:value="0.685475" calcext:value-type="float">
            <text:p>0.685475</text:p>
          </table:table-cell>
          <table:table-cell office:value-type="float" office:value="0.780898" calcext:value-type="float">
            <text:p>0.780898</text:p>
          </table:table-cell>
          <table:table-cell office:value-type="float" office:value="0.812174" calcext:value-type="float">
            <text:p>0.812174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640712" calcext:value-type="float">
            <text:p>0.64071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77734" calcext:value-type="float">
            <text:p>0.577734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606137" calcext:value-type="float">
            <text:p>0.60613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4434" calcext:value-type="float">
            <text:p>0.624434</text:p>
          </table:table-cell>
          <table:table-cell office:value-type="float" office:value="0.634729" calcext:value-type="float">
            <text:p>0.634729</text:p>
          </table:table-cell>
          <table:table-cell office:value-type="float" office:value="0.669285" calcext:value-type="float">
            <text:p>0.669285</text:p>
          </table:table-cell>
          <table:table-cell office:value-type="float" office:value="0.747263" calcext:value-type="float">
            <text:p>0.747263</text:p>
          </table:table-cell>
          <table:table-cell office:value-type="float" office:value="0.787723" calcext:value-type="float">
            <text:p>0.787723</text:p>
          </table:table-cell>
          <table:table-cell office:value-type="float" office:value="0.821265" calcext:value-type="float">
            <text:p>0.821265</text:p>
          </table:table-cell>
          <table:table-cell office:value-type="float" office:value="0.84008" calcext:value-type="float">
            <text:p>0.84008</text:p>
          </table:table-cell>
          <table:table-cell office:value-type="float" office:value="0.670639" calcext:value-type="float">
            <text:p>0.67063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395685" calcext:value-type="float">
            <text:p>0.395685</text:p>
          </table:table-cell>
          <table:table-cell office:value-type="float" office:value="0.608664" calcext:value-type="float">
            <text:p>0.60866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4138" calcext:value-type="float">
            <text:p>0.624138</text:p>
          </table:table-cell>
          <table:table-cell office:value-type="float" office:value="0.636761" calcext:value-type="float">
            <text:p>0.636761</text:p>
          </table:table-cell>
          <table:table-cell office:value-type="float" office:value="0.723875" calcext:value-type="float">
            <text:p>0.723875</text:p>
          </table:table-cell>
          <table:table-cell office:value-type="float" office:value="0.790605" calcext:value-type="float">
            <text:p>0.790605</text:p>
          </table:table-cell>
          <table:table-cell office:value-type="float" office:value="0.814867" calcext:value-type="float">
            <text:p>0.814867</text:p>
          </table:table-cell>
          <table:table-cell office:value-type="float" office:value="0.829215" calcext:value-type="float">
            <text:p>0.829215</text:p>
          </table:table-cell>
          <table:table-cell office:value-type="float" office:value="0.84008" calcext:value-type="float">
            <text:p>0.84008</text:p>
          </table:table-cell>
          <table:table-cell office:value-type="float" office:value="0.664855" calcext:value-type="float">
            <text:p>0.66485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596322" calcext:value-type="float">
            <text:p>0.596322</text:p>
          </table:table-cell>
          <table:table-cell office:value-type="float" office:value="0.609091" calcext:value-type="float">
            <text:p>0.60909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973" calcext:value-type="float">
            <text:p>0.62973</text:p>
          </table:table-cell>
          <table:table-cell office:value-type="float" office:value="0.668246" calcext:value-type="float">
            <text:p>0.668246</text:p>
          </table:table-cell>
          <table:table-cell office:value-type="float" office:value="0.754779" calcext:value-type="float">
            <text:p>0.754779</text:p>
          </table:table-cell>
          <table:table-cell office:value-type="float" office:value="0.802347" calcext:value-type="float">
            <text:p>0.802347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829215" calcext:value-type="float">
            <text:p>0.829215</text:p>
          </table:table-cell>
          <table:table-cell office:value-type="float" office:value="0.84008" calcext:value-type="float">
            <text:p>0.84008</text:p>
          </table:table-cell>
          <table:table-cell office:value-type="float" office:value="0.693903" calcext:value-type="float">
            <text:p>0.69390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4297" calcext:value-type="float">
            <text:p>0.54297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7682" calcext:value-type="float">
            <text:p>0.617682</text:p>
          </table:table-cell>
          <table:table-cell office:value-type="float" office:value="0.633465" calcext:value-type="float">
            <text:p>0.633465</text:p>
          </table:table-cell>
          <table:table-cell office:value-type="float" office:value="0.682898" calcext:value-type="float">
            <text:p>0.682898</text:p>
          </table:table-cell>
          <table:table-cell office:value-type="float" office:value="0.785077" calcext:value-type="float">
            <text:p>0.785077</text:p>
          </table:table-cell>
          <table:table-cell office:value-type="float" office:value="0.822136" calcext:value-type="float">
            <text:p>0.822136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836976" calcext:value-type="float">
            <text:p>0.836976</text:p>
          </table:table-cell>
          <table:table-cell office:value-type="float" office:value="0.84008" calcext:value-type="float">
            <text:p>0.84008</text:p>
          </table:table-cell>
          <table:table-cell office:value-type="float" office:value="0.696433" calcext:value-type="float">
            <text:p>0.69643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0.222046" calcext:value-type="float">
            <text:p>0.222046</text:p>
          </table:table-cell>
          <table:table-cell office:value-type="float" office:value="0.598531" calcext:value-type="float">
            <text:p>0.598531</text:p>
          </table:table-cell>
          <table:table-cell office:value-type="float" office:value="0.611136" calcext:value-type="float">
            <text:p>0.611136</text:p>
          </table:table-cell>
          <table:table-cell office:value-type="float" office:value="0.613253" calcext:value-type="float">
            <text:p>0.613253</text:p>
          </table:table-cell>
          <table:table-cell office:value-type="float" office:value="0.625892" calcext:value-type="float">
            <text:p>0.625892</text:p>
          </table:table-cell>
          <table:table-cell office:value-type="float" office:value="0.632561" calcext:value-type="float">
            <text:p>0.632561</text:p>
          </table:table-cell>
          <table:table-cell office:value-type="float" office:value="0.675906" calcext:value-type="float">
            <text:p>0.675906</text:p>
          </table:table-cell>
          <table:table-cell office:value-type="float" office:value="0.790007" calcext:value-type="float">
            <text:p>0.790007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829215" calcext:value-type="float">
            <text:p>0.829215</text:p>
          </table:table-cell>
          <table:table-cell office:value-type="float" office:value="0.84008" calcext:value-type="float">
            <text:p>0.84008</text:p>
          </table:table-cell>
          <table:table-cell office:value-type="float" office:value="0.642311" calcext:value-type="float">
            <text:p>0.64231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594478" calcext:value-type="float">
            <text:p>0.594478</text:p>
          </table:table-cell>
          <table:table-cell office:value-type="float" office:value="0.602482" calcext:value-type="float">
            <text:p>0.60248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4754" calcext:value-type="float">
            <text:p>0.624754</text:p>
          </table:table-cell>
          <table:table-cell office:value-type="float" office:value="0.632561" calcext:value-type="float">
            <text:p>0.632561</text:p>
          </table:table-cell>
          <table:table-cell office:value-type="float" office:value="0.639415" calcext:value-type="float">
            <text:p>0.639415</text:p>
          </table:table-cell>
          <table:table-cell office:value-type="float" office:value="0.721878" calcext:value-type="float">
            <text:p>0.721878</text:p>
          </table:table-cell>
          <table:table-cell office:value-type="float" office:value="0.808449" calcext:value-type="float">
            <text:p>0.808449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831706" calcext:value-type="float">
            <text:p>0.831706</text:p>
          </table:table-cell>
          <table:table-cell office:value-type="float" office:value="0.849471" calcext:value-type="float">
            <text:p>0.849471</text:p>
          </table:table-cell>
          <table:table-cell office:value-type="float" office:value="0.689266" calcext:value-type="float">
            <text:p>0.68926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84123" calcext:value-type="float">
            <text:p>0.484123</text:p>
          </table:table-cell>
          <table:table-cell office:value-type="float" office:value="0.580124" calcext:value-type="float">
            <text:p>0.580124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0.608664" calcext:value-type="float">
            <text:p>0.608664</text:p>
          </table:table-cell>
          <table:table-cell office:value-type="float" office:value="0.621194" calcext:value-type="float">
            <text:p>0.621194</text:p>
          </table:table-cell>
          <table:table-cell office:value-type="float" office:value="0.632071" calcext:value-type="float">
            <text:p>0.632071</text:p>
          </table:table-cell>
          <table:table-cell office:value-type="float" office:value="0.642284" calcext:value-type="float">
            <text:p>0.642284</text:p>
          </table:table-cell>
          <table:table-cell office:value-type="float" office:value="0.726276" calcext:value-type="float">
            <text:p>0.726276</text:p>
          </table:table-cell>
          <table:table-cell office:value-type="float" office:value="0.809537" calcext:value-type="float">
            <text:p>0.809537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835136" calcext:value-type="float">
            <text:p>0.835136</text:p>
          </table:table-cell>
          <table:table-cell office:value-type="float" office:value="0.849471" calcext:value-type="float">
            <text:p>0.849471</text:p>
          </table:table-cell>
          <table:table-cell office:value-type="float" office:value="0.687985" calcext:value-type="float">
            <text:p>0.68798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0.421045" calcext:value-type="float">
            <text:p>0.421045</text:p>
          </table:table-cell>
          <table:table-cell office:value-type="float" office:value="0.598531" calcext:value-type="float">
            <text:p>0.598531</text:p>
          </table:table-cell>
          <table:table-cell office:value-type="float" office:value="0.601317" calcext:value-type="float">
            <text:p>0.601317</text:p>
          </table:table-cell>
          <table:table-cell office:value-type="float" office:value="0.613253" calcext:value-type="float">
            <text:p>0.613253</text:p>
          </table:table-cell>
          <table:table-cell office:value-type="float" office:value="0.624106" calcext:value-type="float">
            <text:p>0.624106</text:p>
          </table:table-cell>
          <table:table-cell office:value-type="float" office:value="0.633615" calcext:value-type="float">
            <text:p>0.633615</text:p>
          </table:table-cell>
          <table:table-cell office:value-type="float" office:value="0.65366" calcext:value-type="float">
            <text:p>0.65366</text:p>
          </table:table-cell>
          <table:table-cell office:value-type="float" office:value="0.746677" calcext:value-type="float">
            <text:p>0.746677</text:p>
          </table:table-cell>
          <table:table-cell office:value-type="float" office:value="0.815277" calcext:value-type="float">
            <text:p>0.815277</text:p>
          </table:table-cell>
          <table:table-cell office:value-type="float" office:value="0.828602" calcext:value-type="float">
            <text:p>0.828602</text:p>
          </table:table-cell>
          <table:table-cell office:value-type="float" office:value="0.849471" calcext:value-type="float">
            <text:p>0.849471</text:p>
          </table:table-cell>
          <table:table-cell office:value-type="float" office:value="0.653608" calcext:value-type="float">
            <text:p>0.65360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7071" calcext:value-type="float">
            <text:p>0.357071</text:p>
          </table:table-cell>
          <table:table-cell office:value-type="float" office:value="0.567419" calcext:value-type="float">
            <text:p>0.567419</text:p>
          </table:table-cell>
          <table:table-cell office:value-type="float" office:value="0.599453" calcext:value-type="float">
            <text:p>0.599453</text:p>
          </table:table-cell>
          <table:table-cell office:value-type="float" office:value="0.608664" calcext:value-type="float">
            <text:p>0.608664</text:p>
          </table:table-cell>
          <table:table-cell office:value-type="float" office:value="0.617658" calcext:value-type="float">
            <text:p>0.617658</text:p>
          </table:table-cell>
          <table:table-cell office:value-type="float" office:value="0.632139" calcext:value-type="float">
            <text:p>0.632139</text:p>
          </table:table-cell>
          <table:table-cell office:value-type="float" office:value="0.636516" calcext:value-type="float">
            <text:p>0.636516</text:p>
          </table:table-cell>
          <table:table-cell office:value-type="float" office:value="0.686308" calcext:value-type="float">
            <text:p>0.686308</text:p>
          </table:table-cell>
          <table:table-cell office:value-type="float" office:value="0.777701" calcext:value-type="float">
            <text:p>0.777701</text:p>
          </table:table-cell>
          <table:table-cell office:value-type="float" office:value="0.815687" calcext:value-type="float">
            <text:p>0.815687</text:p>
          </table:table-cell>
          <table:table-cell office:value-type="float" office:value="0.832032" calcext:value-type="float">
            <text:p>0.832032</text:p>
          </table:table-cell>
          <table:table-cell office:value-type="float" office:value="0.849471" calcext:value-type="float">
            <text:p>0.849471</text:p>
          </table:table-cell>
          <table:table-cell office:value-type="float" office:value="0.677358" calcext:value-type="float">
            <text:p>0.67735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.590791" calcext:value-type="float">
            <text:p>0.590791</text:p>
          </table:table-cell>
          <table:table-cell office:value-type="float" office:value="0.595766" calcext:value-type="float">
            <text:p>0.595766</text:p>
          </table:table-cell>
          <table:table-cell office:value-type="float" office:value="0.60008" calcext:value-type="float">
            <text:p>0.60008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1953" calcext:value-type="float">
            <text:p>0.621953</text:p>
          </table:table-cell>
          <table:table-cell office:value-type="float" office:value="0.651147" calcext:value-type="float">
            <text:p>0.651147</text:p>
          </table:table-cell>
          <table:table-cell office:value-type="float" office:value="0.701066" calcext:value-type="float">
            <text:p>0.701066</text:p>
          </table:table-cell>
          <table:table-cell office:value-type="float" office:value="0.776403" calcext:value-type="float">
            <text:p>0.776403</text:p>
          </table:table-cell>
          <table:table-cell office:value-type="float" office:value="0.822546" calcext:value-type="float">
            <text:p>0.822546</text:p>
          </table:table-cell>
          <table:table-cell office:value-type="float" office:value="0.832512" calcext:value-type="float">
            <text:p>0.832512</text:p>
          </table:table-cell>
          <table:table-cell office:value-type="float" office:value="0.849471" calcext:value-type="float">
            <text:p>0.849471</text:p>
          </table:table-cell>
          <table:table-cell office:value-type="float" office:value="0.680464" calcext:value-type="float">
            <text:p>0.68046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53553" calcext:value-type="float">
            <text:p>0.353553</text:p>
          </table:table-cell>
          <table:table-cell office:value-type="float" office:value="0.567067" calcext:value-type="float">
            <text:p>0.567067</text:p>
          </table:table-cell>
          <table:table-cell office:value-type="float" office:value="0.590791" calcext:value-type="float">
            <text:p>0.590791</text:p>
          </table:table-cell>
          <table:table-cell office:value-type="float" office:value="0.598897" calcext:value-type="float">
            <text:p>0.598897</text:p>
          </table:table-cell>
          <table:table-cell office:value-type="float" office:value="0.60771" calcext:value-type="float">
            <text:p>0.60771</text:p>
          </table:table-cell>
          <table:table-cell office:value-type="float" office:value="0.617658" calcext:value-type="float">
            <text:p>0.617658</text:p>
          </table:table-cell>
          <table:table-cell office:value-type="float" office:value="0.647485" calcext:value-type="float">
            <text:p>0.647485</text:p>
          </table:table-cell>
          <table:table-cell office:value-type="float" office:value="0.720591" calcext:value-type="float">
            <text:p>0.720591</text:p>
          </table:table-cell>
          <table:table-cell office:value-type="float" office:value="0.802827" calcext:value-type="float">
            <text:p>0.802827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838567" calcext:value-type="float">
            <text:p>0.838567</text:p>
          </table:table-cell>
          <table:table-cell office:value-type="float" office:value="0.849471" calcext:value-type="float">
            <text:p>0.849471</text:p>
          </table:table-cell>
          <table:table-cell office:value-type="float" office:value="0.681615" calcext:value-type="float">
            <text:p>0.68161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0.531712" calcext:value-type="float">
            <text:p>0.531712</text:p>
          </table:table-cell>
          <table:table-cell office:value-type="float" office:value="0.596131" calcext:value-type="float">
            <text:p>0.596131</text:p>
          </table:table-cell>
          <table:table-cell office:value-type="float" office:value="0.607188" calcext:value-type="float">
            <text:p>0.607188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32227" calcext:value-type="float">
            <text:p>0.632227</text:p>
          </table:table-cell>
          <table:table-cell office:value-type="float" office:value="0.696116" calcext:value-type="float">
            <text:p>0.696116</text:p>
          </table:table-cell>
          <table:table-cell office:value-type="float" office:value="0.763524" calcext:value-type="float">
            <text:p>0.763524</text:p>
          </table:table-cell>
          <table:table-cell office:value-type="float" office:value="0.816805" calcext:value-type="float">
            <text:p>0.816805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841058" calcext:value-type="float">
            <text:p>0.841058</text:p>
          </table:table-cell>
          <table:table-cell office:value-type="float" office:value="0.849471" calcext:value-type="float">
            <text:p>0.849471</text:p>
          </table:table-cell>
          <table:table-cell office:value-type="float" office:value="0.692169" calcext:value-type="float">
            <text:p>0.69216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.590791" calcext:value-type="float">
            <text:p>0.590791</text:p>
          </table:table-cell>
          <table:table-cell office:value-type="float" office:value="0.598531" calcext:value-type="float">
            <text:p>0.598531</text:p>
          </table:table-cell>
          <table:table-cell office:value-type="float" office:value="0.606831" calcext:value-type="float">
            <text:p>0.606831</text:p>
          </table:table-cell>
          <table:table-cell office:value-type="float" office:value="0.613253" calcext:value-type="float">
            <text:p>0.613253</text:p>
          </table:table-cell>
          <table:table-cell office:value-type="float" office:value="0.648595" calcext:value-type="float">
            <text:p>0.648595</text:p>
          </table:table-cell>
          <table:table-cell office:value-type="float" office:value="0.69755" calcext:value-type="float">
            <text:p>0.69755</text:p>
          </table:table-cell>
          <table:table-cell office:value-type="float" office:value="0.765826" calcext:value-type="float">
            <text:p>0.765826</text:p>
          </table:table-cell>
          <table:table-cell office:value-type="float" office:value="0.815687" calcext:value-type="float">
            <text:p>0.815687</text:p>
          </table:table-cell>
          <table:table-cell office:value-type="float" office:value="0.826458" calcext:value-type="float">
            <text:p>0.826458</text:p>
          </table:table-cell>
          <table:table-cell table:number-columns-repeated="2" office:value-type="float" office:value="0.849471" calcext:value-type="float">
            <text:p>0.849471</text:p>
          </table:table-cell>
          <table:table-cell office:value-type="float" office:value="0.701299" calcext:value-type="float">
            <text:p>0.70129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79483" calcext:value-type="float">
            <text:p>0.579483</text:p>
          </table:table-cell>
          <table:table-cell office:value-type="float" office:value="0.58966" calcext:value-type="float">
            <text:p>0.58966</text:p>
          </table:table-cell>
          <table:table-cell office:value-type="float" office:value="0.593366" calcext:value-type="float">
            <text:p>0.593366</text:p>
          </table:table-cell>
          <table:table-cell office:value-type="float" office:value="0.603193" calcext:value-type="float">
            <text:p>0.603193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3749" calcext:value-type="float">
            <text:p>0.623749</text:p>
          </table:table-cell>
          <table:table-cell office:value-type="float" office:value="0.681671" calcext:value-type="float">
            <text:p>0.681671</text:p>
          </table:table-cell>
          <table:table-cell office:value-type="float" office:value="0.75531" calcext:value-type="float">
            <text:p>0.75531</text:p>
          </table:table-cell>
          <table:table-cell office:value-type="float" office:value="0.799244" calcext:value-type="float">
            <text:p>0.799244</text:p>
          </table:table-cell>
          <table:table-cell office:value-type="float" office:value="0.824559" calcext:value-type="float">
            <text:p>0.824559</text:p>
          </table:table-cell>
          <table:table-cell office:value-type="float" office:value="0.840813" calcext:value-type="float">
            <text:p>0.840813</text:p>
          </table:table-cell>
          <table:table-cell office:value-type="float" office:value="0.849471" calcext:value-type="float">
            <text:p>0.849471</text:p>
          </table:table-cell>
          <table:table-cell office:value-type="float" office:value="0.692394" calcext:value-type="float">
            <text:p>0.6923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3:34:30.969803624</dc:date>
    <meta:editing-duration>PT2M</meta:editing-duration>
    <meta:editing-cycles>1</meta:editing-cycles>
    <meta:document-statistic meta:table-count="1" meta:cell-count="28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201 mcc.C1:mcc.N201" chart:data-source-has-labels="both" svg:x="1.427cm" svg:y="0.251cm" svg:width="17.532cm" svg:height="11.118cm">
          <chart:coordinate-region svg:x="2.298cm" svg:y="0.452cm" svg:width="16.661cm" svg:height="10.717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37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1">
                <text:p>-1</text:p>
                <draw:g>
                  <svg:desc>mcc.E2:mcc.E201</svg:desc>
                </draw:g>
              </table:table-cell>
              <table:table-cell office:value-type="float" office:value="-1">
                <text:p>-1</text:p>
                <draw:g>
                  <svg:desc>mcc.F2:mcc.F201</svg:desc>
                </draw:g>
              </table:table-cell>
              <table:table-cell office:value-type="float" office:value="-1">
                <text:p>-1</text:p>
                <draw:g>
                  <svg:desc>mcc.G2:mcc.G201</svg:desc>
                </draw:g>
              </table:table-cell>
              <table:table-cell office:value-type="float" office:value="-1">
                <text:p>-1</text:p>
                <draw:g>
                  <svg:desc>mcc.H2:mcc.H201</svg:desc>
                </draw:g>
              </table:table-cell>
              <table:table-cell office:value-type="float" office:value="-1">
                <text:p>-1</text:p>
                <draw:g>
                  <svg:desc>mcc.I2:mcc.I201</svg:desc>
                </draw:g>
              </table:table-cell>
              <table:table-cell office:value-type="float" office:value="-1">
                <text:p>-1</text:p>
                <draw:g>
                  <svg:desc>mcc.J2:mcc.J201</svg:desc>
                </draw:g>
              </table:table-cell>
              <table:table-cell office:value-type="float" office:value="-0.960429">
                <text:p>-0.960429</text:p>
                <draw:g>
                  <svg:desc>mcc.K2:mcc.K201</svg:desc>
                </draw:g>
              </table:table-cell>
              <table:table-cell office:value-type="float" office:value="0.120385">
                <text:p>0.120385</text:p>
                <draw:g>
                  <svg:desc>mcc.L2:mcc.L201</svg:desc>
                </draw:g>
              </table:table-cell>
              <table:table-cell office:value-type="float" office:value="0.612372">
                <text:p>0.612372</text:p>
                <draw:g>
                  <svg:desc>mcc.M2:mcc.M201</svg:desc>
                </draw:g>
              </table:table-cell>
              <table:table-cell office:value-type="float" office:value="-0.884004">
                <text:p>-0.884004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453544">
                <text:p>-0.453544</text:p>
              </table:table-cell>
              <table:table-cell office:value-type="float" office:value="-0.087049">
                <text:p>-0.087049</text:p>
              </table:table-cell>
              <table:table-cell office:value-type="float" office:value="0">
                <text:p>0</text:p>
              </table:table-cell>
              <table:table-cell office:value-type="float" office:value="0.042376">
                <text:p>0.042376</text:p>
              </table:table-cell>
              <table:table-cell office:value-type="float" office:value="0.287421">
                <text:p>0.287421</text:p>
              </table:table-cell>
              <table:table-cell office:value-type="float" office:value="0.570367">
                <text:p>0.570367</text:p>
              </table:table-cell>
              <table:table-cell office:value-type="float" office:value="0.584752">
                <text:p>0.5847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04433">
                <text:p>-0.044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82996">
                <text:p>-0.182996</text:p>
              </table:table-cell>
              <table:table-cell office:value-type="float" office:value="0.003453">
                <text:p>0.003453</text:p>
              </table:table-cell>
              <table:table-cell office:value-type="float" office:value="0.154603">
                <text:p>0.154603</text:p>
              </table:table-cell>
              <table:table-cell office:value-type="float" office:value="0.537509">
                <text:p>0.537509</text:p>
              </table:table-cell>
              <table:table-cell office:value-type="float" office:value="0.579466">
                <text:p>0.579466</text:p>
              </table:table-cell>
              <table:table-cell office:value-type="float" office:value="0.603849">
                <text:p>0.6038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069174">
                <text:p>-0.0691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464436">
                <text:p>-0.464436</text:p>
              </table:table-cell>
              <table:table-cell office:value-type="float" office:value="0.042376">
                <text:p>0.042376</text:p>
              </table:table-cell>
              <table:table-cell office:value-type="float" office:value="0.215332">
                <text:p>0.215332</text:p>
              </table:table-cell>
              <table:table-cell office:value-type="float" office:value="0.542281">
                <text:p>0.542281</text:p>
              </table:table-cell>
              <table:table-cell office:value-type="float" office:value="0.579149">
                <text:p>0.579149</text:p>
              </table:table-cell>
              <table:table-cell office:value-type="float" office:value="0.59678">
                <text:p>0.5967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073623">
                <text:p>0.0736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030566">
                <text:p>-0.030566</text:p>
              </table:table-cell>
              <table:table-cell office:value-type="float" office:value="0.142529">
                <text:p>0.142529</text:p>
              </table:table-cell>
              <table:table-cell office:value-type="float" office:value="0.32518">
                <text:p>0.32518</text:p>
              </table:table-cell>
              <table:table-cell office:value-type="float" office:value="0.556862">
                <text:p>0.556862</text:p>
              </table:table-cell>
              <table:table-cell office:value-type="float" office:value="0.578387">
                <text:p>0.578387</text:p>
              </table:table-cell>
              <table:table-cell office:value-type="float" office:value="0.605303">
                <text:p>0.6053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140244">
                <text:p>0.1402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389641">
                <text:p>-0.389641</text:p>
              </table:table-cell>
              <table:table-cell office:value-type="float" office:value="0.128681">
                <text:p>0.128681</text:p>
              </table:table-cell>
              <table:table-cell office:value-type="float" office:value="0.307248">
                <text:p>0.307248</text:p>
              </table:table-cell>
              <table:table-cell office:value-type="float" office:value="0.552264">
                <text:p>0.552264</text:p>
              </table:table-cell>
              <table:table-cell office:value-type="float" office:value="0.581569">
                <text:p>0.581569</text:p>
              </table:table-cell>
              <table:table-cell office:value-type="float" office:value="0.604693">
                <text:p>0.60469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262193">
                <text:p>0.2621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402684">
                <text:p>-0.402684</text:p>
              </table:table-cell>
              <table:table-cell office:value-type="float" office:value="0.209281">
                <text:p>0.209281</text:p>
              </table:table-cell>
              <table:table-cell office:value-type="float" office:value="0.375344">
                <text:p>0.375344</text:p>
              </table:table-cell>
              <table:table-cell office:value-type="float" office:value="0.559089">
                <text:p>0.559089</text:p>
              </table:table-cell>
              <table:table-cell office:value-type="float" office:value="0.580545">
                <text:p>0.580545</text:p>
              </table:table-cell>
              <table:table-cell office:value-type="float" office:value="0.600541">
                <text:p>0.6005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275923">
                <text:p>0.2759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228725">
                <text:p>-0.228725</text:p>
              </table:table-cell>
              <table:table-cell office:value-type="float" office:value="0.212572">
                <text:p>0.212572</text:p>
              </table:table-cell>
              <table:table-cell office:value-type="float" office:value="0.33797">
                <text:p>0.33797</text:p>
              </table:table-cell>
              <table:table-cell office:value-type="float" office:value="0.551583">
                <text:p>0.551583</text:p>
              </table:table-cell>
              <table:table-cell office:value-type="float" office:value="0.584829">
                <text:p>0.584829</text:p>
              </table:table-cell>
              <table:table-cell office:value-type="float" office:value="0.606922">
                <text:p>0.6069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253">
                <text:p>0.613253</text:p>
              </table:table-cell>
              <table:table-cell office:value-type="float" office:value="0.621182">
                <text:p>0.621182</text:p>
              </table:table-cell>
              <table:table-cell office:value-type="float" office:value="0.290315">
                <text:p>0.2903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170545">
                <text:p>-0.170545</text:p>
              </table:table-cell>
              <table:table-cell office:value-type="float" office:value="0.383397">
                <text:p>0.383397</text:p>
              </table:table-cell>
              <table:table-cell office:value-type="float" office:value="0.555256">
                <text:p>0.555256</text:p>
              </table:table-cell>
              <table:table-cell office:value-type="float" office:value="0.590166">
                <text:p>0.590166</text:p>
              </table:table-cell>
              <table:table-cell office:value-type="float" office:value="0.610723">
                <text:p>0.61072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896">
                <text:p>0.615896</text:p>
              </table:table-cell>
              <table:table-cell office:value-type="float" office:value="0.621182">
                <text:p>0.621182</text:p>
              </table:table-cell>
              <table:table-cell office:value-type="float" office:value="0.342201">
                <text:p>0.3422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691508">
                <text:p>-0.691508</text:p>
              </table:table-cell>
              <table:table-cell office:value-type="float" office:value="0.220458">
                <text:p>0.220458</text:p>
              </table:table-cell>
              <table:table-cell office:value-type="float" office:value="0.359">
                <text:p>0.359</text:p>
              </table:table-cell>
              <table:table-cell office:value-type="float" office:value="0.558086">
                <text:p>0.558086</text:p>
              </table:table-cell>
              <table:table-cell office:value-type="float" office:value="0.587647">
                <text:p>0.587647</text:p>
              </table:table-cell>
              <table:table-cell office:value-type="float" office:value="0.609415">
                <text:p>0.6094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7458">
                <text:p>0.627458</text:p>
              </table:table-cell>
              <table:table-cell office:value-type="float" office:value="0.695817">
                <text:p>0.695817</text:p>
              </table:table-cell>
              <table:table-cell office:value-type="float" office:value="0.410767">
                <text:p>0.4107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.093516">
                <text:p>0.093516</text:p>
              </table:table-cell>
              <table:table-cell office:value-type="float" office:value="0.282454">
                <text:p>0.282454</text:p>
              </table:table-cell>
              <table:table-cell office:value-type="float" office:value="0.543598">
                <text:p>0.543598</text:p>
              </table:table-cell>
              <table:table-cell office:value-type="float" office:value="0.592873">
                <text:p>0.59287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7051">
                <text:p>0.637051</text:p>
              </table:table-cell>
              <table:table-cell office:value-type="float" office:value="0.699496">
                <text:p>0.699496</text:p>
              </table:table-cell>
              <table:table-cell office:value-type="float" office:value="0.359898">
                <text:p>0.3598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089296">
                <text:p>0.089296</text:p>
              </table:table-cell>
              <table:table-cell office:value-type="float" office:value="0.271124">
                <text:p>0.271124</text:p>
              </table:table-cell>
              <table:table-cell office:value-type="float" office:value="0.515051">
                <text:p>0.515051</text:p>
              </table:table-cell>
              <table:table-cell office:value-type="float" office:value="0.582711">
                <text:p>0.582711</text:p>
              </table:table-cell>
              <table:table-cell office:value-type="float" office:value="0.611564">
                <text:p>0.61156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2612">
                <text:p>0.652612</text:p>
              </table:table-cell>
              <table:table-cell office:value-type="float" office:value="0.798978">
                <text:p>0.798978</text:p>
              </table:table-cell>
              <table:table-cell office:value-type="float" office:value="0.365947">
                <text:p>0.3659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366032">
                <text:p>-0.366032</text:p>
              </table:table-cell>
              <table:table-cell office:value-type="float" office:value="0.099224">
                <text:p>0.099224</text:p>
              </table:table-cell>
              <table:table-cell office:value-type="float" office:value="0.247658">
                <text:p>0.247658</text:p>
              </table:table-cell>
              <table:table-cell office:value-type="float" office:value="0.46759">
                <text:p>0.46759</text:p>
              </table:table-cell>
              <table:table-cell office:value-type="float" office:value="0.569954">
                <text:p>0.569954</text:p>
              </table:table-cell>
              <table:table-cell office:value-type="float" office:value="0.609947">
                <text:p>0.60994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675">
                <text:p>0.66675</text:p>
              </table:table-cell>
              <table:table-cell office:value-type="float" office:value="0.798978">
                <text:p>0.798978</text:p>
              </table:table-cell>
              <table:table-cell office:value-type="float" office:value="0.413221">
                <text:p>0.4132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566032">
                <text:p>-0.566032</text:p>
              </table:table-cell>
              <table:table-cell office:value-type="float" office:value="0.095794">
                <text:p>0.095794</text:p>
              </table:table-cell>
              <table:table-cell office:value-type="float" office:value="0.31421">
                <text:p>0.31421</text:p>
              </table:table-cell>
              <table:table-cell office:value-type="float" office:value="0.482668">
                <text:p>0.482668</text:p>
              </table:table-cell>
              <table:table-cell office:value-type="float" office:value="0.555874">
                <text:p>0.555874</text:p>
              </table:table-cell>
              <table:table-cell office:value-type="float" office:value="0.607073">
                <text:p>0.60707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6698">
                <text:p>0.676698</text:p>
              </table:table-cell>
              <table:table-cell office:value-type="float" office:value="0.798978">
                <text:p>0.798978</text:p>
              </table:table-cell>
              <table:table-cell office:value-type="float" office:value="0.40034">
                <text:p>0.400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0.084921">
                <text:p>0.084921</text:p>
              </table:table-cell>
              <table:table-cell office:value-type="float" office:value="0.122108">
                <text:p>0.122108</text:p>
              </table:table-cell>
              <table:table-cell office:value-type="float" office:value="0.387774">
                <text:p>0.387774</text:p>
              </table:table-cell>
              <table:table-cell office:value-type="float" office:value="0.538178">
                <text:p>0.538178</text:p>
              </table:table-cell>
              <table:table-cell office:value-type="float" office:value="0.594484">
                <text:p>0.59448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6698">
                <text:p>0.676698</text:p>
              </table:table-cell>
              <table:table-cell office:value-type="float" office:value="0.798978">
                <text:p>0.798978</text:p>
              </table:table-cell>
              <table:table-cell office:value-type="float" office:value="0.324128">
                <text:p>0.3241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66032">
                <text:p>-0.566032</text:p>
              </table:table-cell>
              <table:table-cell office:value-type="float" office:value="0.088496">
                <text:p>0.088496</text:p>
              </table:table-cell>
              <table:table-cell office:value-type="float" office:value="0.313715">
                <text:p>0.313715</text:p>
              </table:table-cell>
              <table:table-cell office:value-type="float" office:value="0.527405">
                <text:p>0.527405</text:p>
              </table:table-cell>
              <table:table-cell office:value-type="float" office:value="0.601659">
                <text:p>0.60165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015">
                <text:p>0.687015</text:p>
              </table:table-cell>
              <table:table-cell office:value-type="float" office:value="0.798978">
                <text:p>0.798978</text:p>
              </table:table-cell>
              <table:table-cell office:value-type="float" office:value="0.410175">
                <text:p>0.4101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32063">
                <text:p>-0.032063</text:p>
              </table:table-cell>
              <table:table-cell office:value-type="float" office:value="0.109557">
                <text:p>0.109557</text:p>
              </table:table-cell>
              <table:table-cell office:value-type="float" office:value="0.353035">
                <text:p>0.353035</text:p>
              </table:table-cell>
              <table:table-cell office:value-type="float" office:value="0.559135">
                <text:p>0.559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7848">
                <text:p>0.727848</text:p>
              </table:table-cell>
              <table:table-cell office:value-type="float" office:value="0.798978">
                <text:p>0.798978</text:p>
              </table:table-cell>
              <table:table-cell office:value-type="float" office:value="0.477937">
                <text:p>0.4779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1642">
                <text:p>-0.01642</text:p>
              </table:table-cell>
              <table:table-cell office:value-type="float" office:value="0.298073">
                <text:p>0.298073</text:p>
              </table:table-cell>
              <table:table-cell office:value-type="float" office:value="0.581589">
                <text:p>0.58158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8366">
                <text:p>0.638366</text:p>
              </table:table-cell>
              <table:table-cell office:value-type="float" office:value="0.796096">
                <text:p>0.796096</text:p>
              </table:table-cell>
              <table:table-cell office:value-type="float" office:value="0.798978">
                <text:p>0.798978</text:p>
              </table:table-cell>
              <table:table-cell office:value-type="float" office:value="0.535957">
                <text:p>0.5359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84921">
                <text:p>0.084921</text:p>
              </table:table-cell>
              <table:table-cell office:value-type="float" office:value="0.347335">
                <text:p>0.347335</text:p>
              </table:table-cell>
              <table:table-cell office:value-type="float" office:value="0.605893">
                <text:p>0.60589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8617">
                <text:p>0.6586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555761">
                <text:p>0.5557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8206">
                <text:p>-0.08206</text:p>
              </table:table-cell>
              <table:table-cell office:value-type="float" office:value="0.561574">
                <text:p>0.5615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9636">
                <text:p>0.629636</text:p>
              </table:table-cell>
              <table:table-cell office:value-type="float" office:value="0.786728">
                <text:p>0.786728</text:p>
              </table:table-cell>
              <table:table-cell office:value-type="float" office:value="0.798978">
                <text:p>0.798978</text:p>
              </table:table-cell>
              <table:table-cell office:value-type="float" office:value="0.557011">
                <text:p>0.5570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121191">
                <text:p>-0.121191</text:p>
              </table:table-cell>
              <table:table-cell office:value-type="float" office:value="0.52368">
                <text:p>0.523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6901">
                <text:p>0.646901</text:p>
              </table:table-cell>
              <table:table-cell office:value-type="float" office:value="0.74713">
                <text:p>0.74713</text:p>
              </table:table-cell>
              <table:table-cell office:value-type="float" office:value="0.798978">
                <text:p>0.798978</text:p>
              </table:table-cell>
              <table:table-cell office:value-type="float" office:value="0.547075">
                <text:p>0.5470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03484">
                <text:p>-0.03484</text:p>
              </table:table-cell>
              <table:table-cell office:value-type="float" office:value="0.430215">
                <text:p>0.4302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6901">
                <text:p>0.646901</text:p>
              </table:table-cell>
              <table:table-cell office:value-type="float" office:value="0.749029">
                <text:p>0.749029</text:p>
              </table:table-cell>
              <table:table-cell office:value-type="float" office:value="0.798978">
                <text:p>0.798978</text:p>
              </table:table-cell>
              <table:table-cell office:value-type="float" office:value="0.546554">
                <text:p>0.5465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076356">
                <text:p>-0.0763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2321">
                <text:p>0.642321</text:p>
              </table:table-cell>
              <table:table-cell office:value-type="float" office:value="0.71323">
                <text:p>0.71323</text:p>
              </table:table-cell>
              <table:table-cell office:value-type="float" office:value="0.798978">
                <text:p>0.798978</text:p>
              </table:table-cell>
              <table:table-cell office:value-type="float" office:value="0.55658">
                <text:p>0.556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55332">
                <text:p>0.3553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9681">
                <text:p>0.649681</text:p>
              </table:table-cell>
              <table:table-cell office:value-type="float" office:value="0.751913">
                <text:p>0.751913</text:p>
              </table:table-cell>
              <table:table-cell office:value-type="float" office:value="0.798978">
                <text:p>0.798978</text:p>
              </table:table-cell>
              <table:table-cell office:value-type="float" office:value="0.604353">
                <text:p>0.6043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48137">
                <text:p>0.5481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8869">
                <text:p>0.648869</text:p>
              </table:table-cell>
              <table:table-cell office:value-type="float" office:value="0.766096">
                <text:p>0.766096</text:p>
              </table:table-cell>
              <table:table-cell office:value-type="float" office:value="0.798978">
                <text:p>0.798978</text:p>
              </table:table-cell>
              <table:table-cell office:value-type="float" office:value="0.624971">
                <text:p>0.62497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714">
                <text:p>0.618714</text:p>
              </table:table-cell>
              <table:table-cell office:value-type="float" office:value="0.674615">
                <text:p>0.6746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21768">
                <text:p>0.6217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714">
                <text:p>0.618714</text:p>
              </table:table-cell>
              <table:table-cell office:value-type="float" office:value="0.668882">
                <text:p>0.668882</text:p>
              </table:table-cell>
              <table:table-cell office:value-type="float" office:value="0.751913">
                <text:p>0.75191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51272">
                <text:p>0.6512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8543">
                <text:p>0.69854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23526">
                <text:p>0.6235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77578">
                <text:p>0.57757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833">
                <text:p>0.617833</text:p>
              </table:table-cell>
              <table:table-cell office:value-type="float" office:value="0.712348">
                <text:p>0.71234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38097">
                <text:p>0.6380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89898">
                <text:p>0.2898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149">
                <text:p>0.69914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07463">
                <text:p>0.6074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833">
                <text:p>0.617833</text:p>
              </table:table-cell>
              <table:table-cell office:value-type="float" office:value="0.67275">
                <text:p>0.6727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37617">
                <text:p>0.6376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4217">
                <text:p>0.634217</text:p>
              </table:table-cell>
              <table:table-cell office:value-type="float" office:value="0.749063">
                <text:p>0.74906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46886">
                <text:p>0.6468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8756">
                <text:p>0.62875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51332">
                <text:p>0.6513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3294">
                <text:p>0.623294</text:p>
              </table:table-cell>
              <table:table-cell office:value-type="float" office:value="0.759379">
                <text:p>0.75937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30702">
                <text:p>0.6307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48568">
                <text:p>0.4485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9678">
                <text:p>0.639678</text:p>
              </table:table-cell>
              <table:table-cell office:value-type="float" office:value="0.759379">
                <text:p>0.75937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32084">
                <text:p>0.6320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09806">
                <text:p>0.60980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4737">
                <text:p>0.68473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56673">
                <text:p>0.6566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48977">
                <text:p>0.44897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5139">
                <text:p>0.645139</text:p>
              </table:table-cell>
              <table:table-cell office:value-type="float" office:value="0.772579">
                <text:p>0.77257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52651">
                <text:p>0.65265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6061">
                <text:p>0.656061</text:p>
              </table:table-cell>
              <table:table-cell office:value-type="float" office:value="0.74713">
                <text:p>0.7471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86199">
                <text:p>0.6861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5139">
                <text:p>0.645139</text:p>
              </table:table-cell>
              <table:table-cell office:value-type="float" office:value="0.761279">
                <text:p>0.76127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86521">
                <text:p>0.6865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1522">
                <text:p>0.661522</text:p>
              </table:table-cell>
              <table:table-cell office:value-type="float" office:value="0.726637">
                <text:p>0.72663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84695">
                <text:p>0.6846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3193">
                <text:p>0.643193</text:p>
              </table:table-cell>
              <table:table-cell office:value-type="float" office:value="0.72358">
                <text:p>0.7235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01217">
                <text:p>0.70121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6423">
                <text:p>0.656423</text:p>
              </table:table-cell>
              <table:table-cell office:value-type="float" office:value="0.714214">
                <text:p>0.71421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0264">
                <text:p>0.72026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51104">
                <text:p>0.55110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1064">
                <text:p>0.631064</text:p>
              </table:table-cell>
              <table:table-cell office:value-type="float" office:value="0.699115">
                <text:p>0.6991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91431">
                <text:p>0.6914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833">
                <text:p>0.617833</text:p>
              </table:table-cell>
              <table:table-cell office:value-type="float" office:value="0.72358">
                <text:p>0.7235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98681">
                <text:p>0.6986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459">
                <text:p>0.69945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1692">
                <text:p>0.7169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89898">
                <text:p>0.2898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31605">
                <text:p>0.63160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12672">
                <text:p>0.7126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37444">
                <text:p>0.63744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9379">
                <text:p>0.72937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015">
                <text:p>0.6870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046">
                <text:p>0.7504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89865">
                <text:p>0.5898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49693">
                <text:p>0.64969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44477">
                <text:p>0.74447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58253">
                <text:p>0.55825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5304">
                <text:p>0.79530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99896">
                <text:p>0.6998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80761">
                <text:p>0.58076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6875">
                <text:p>0.70687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93304">
                <text:p>0.6933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2744">
                <text:p>0.75274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01052">
                <text:p>0.70105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00163">
                <text:p>0.60016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921">
                <text:p>0.7292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97477">
                <text:p>0.6974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5907">
                <text:p>0.635907</text:p>
              </table:table-cell>
              <table:table-cell office:value-type="float" office:value="0.787957">
                <text:p>0.78795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5587">
                <text:p>0.72558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89865">
                <text:p>0.5898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551">
                <text:p>0.7555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17738">
                <text:p>0.71773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00176">
                <text:p>0.60017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125">
                <text:p>0.721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106">
                <text:p>0.410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4336">
                <text:p>0.72433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96694">
                <text:p>0.69669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71837">
                <text:p>0.5718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015">
                <text:p>0.6870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09086">
                <text:p>0.7090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29211">
                <text:p>0.52921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9693">
                <text:p>0.64969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01091">
                <text:p>0.70109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45466">
                <text:p>0.34546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2996">
                <text:p>0.74299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92047">
                <text:p>0.6920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74131">
                <text:p>0.474131</text:p>
              </table:table-cell>
              <table:table-cell office:value-type="float" office:value="0.594345">
                <text:p>0.594345</text:p>
              </table:table-cell>
              <table:table-cell office:value-type="float" office:value="0.612372">
                <text:p>0.612372</text:p>
              </table:table-cell>
              <table:table-cell office:value-type="float" office:value="0.671033">
                <text:p>0.67103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14575">
                <text:p>0.7145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10132">
                <text:p>0.5101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1657">
                <text:p>0.76165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10379">
                <text:p>0.71037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36291">
                <text:p>0.436291</text:p>
              </table:table-cell>
              <table:table-cell office:value-type="float" office:value="0.594345">
                <text:p>0.59434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8354">
                <text:p>0.66835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691862">
                <text:p>0.6918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28935">
                <text:p>0.428935</text:p>
              </table:table-cell>
              <table:table-cell office:value-type="float" office:value="0.603358">
                <text:p>0.60335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03224">
                <text:p>0.7032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1657">
                <text:p>0.76165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314">
                <text:p>0.723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1657">
                <text:p>0.76165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9264">
                <text:p>0.73926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895">
                <text:p>0.616895</text:p>
              </table:table-cell>
              <table:table-cell office:value-type="float" office:value="0.770701">
                <text:p>0.77070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40621">
                <text:p>0.74062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776">
                <text:p>0.617776</text:p>
              </table:table-cell>
              <table:table-cell office:value-type="float" office:value="0.765063">
                <text:p>0.76506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40145">
                <text:p>0.7401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89865">
                <text:p>0.589865</text:p>
              </table:table-cell>
              <table:table-cell office:value-type="float" office:value="0.614134">
                <text:p>0.614134</text:p>
              </table:table-cell>
              <table:table-cell office:value-type="float" office:value="0.724645">
                <text:p>0.72464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2149">
                <text:p>0.75214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2682">
                <text:p>0.62682</text:p>
              </table:table-cell>
              <table:table-cell office:value-type="float" office:value="0.708903">
                <text:p>0.70890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4094">
                <text:p>0.7540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12372">
                <text:p>0.612372</text:p>
              </table:table-cell>
              <table:table-cell office:value-type="float" office:value="0.649432">
                <text:p>0.649432</text:p>
              </table:table-cell>
              <table:table-cell office:value-type="float" office:value="0.703658">
                <text:p>0.70365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5831">
                <text:p>0.75583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25939">
                <text:p>0.625939</text:p>
              </table:table-cell>
              <table:table-cell office:value-type="float" office:value="0.694765">
                <text:p>0.69476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71253">
                <text:p>0.77125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67358">
                <text:p>0.567358</text:p>
              </table:table-cell>
              <table:table-cell office:value-type="float" office:value="0.70001">
                <text:p>0.7000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65919">
                <text:p>0.7659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73747">
                <text:p>0.473747</text:p>
              </table:table-cell>
              <table:table-cell office:value-type="float" office:value="0.685872">
                <text:p>0.68587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5144">
                <text:p>0.7551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14012">
                <text:p>0.614012</text:p>
              </table:table-cell>
              <table:table-cell office:value-type="float" office:value="0.784839">
                <text:p>0.78483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79067">
                <text:p>0.7790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21521">
                <text:p>0.621521</text:p>
              </table:table-cell>
              <table:table-cell office:value-type="float" office:value="0.714149">
                <text:p>0.71414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72749">
                <text:p>0.77274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67212">
                <text:p>0.66721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85801">
                <text:p>0.785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20383">
                <text:p>0.620383</text:p>
              </table:table-cell>
              <table:table-cell office:value-type="float" office:value="0.756563">
                <text:p>0.75656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76877">
                <text:p>0.7768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38368">
                <text:p>0.638368</text:p>
              </table:table-cell>
              <table:table-cell office:value-type="float" office:value="0.73909">
                <text:p>0.7390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76928">
                <text:p>0.77692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11338">
                <text:p>0.611338</text:p>
              </table:table-cell>
              <table:table-cell office:value-type="float" office:value="0.685872">
                <text:p>0.68587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68903">
                <text:p>0.7689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0278">
                <text:p>0.620278</text:p>
              </table:table-cell>
              <table:table-cell office:value-type="float" office:value="0.671734">
                <text:p>0.67173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68383">
                <text:p>0.76838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06711">
                <text:p>0.606711</text:p>
              </table:table-cell>
              <table:table-cell office:value-type="float" office:value="0.709626">
                <text:p>0.70962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70816">
                <text:p>0.77081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22967">
                <text:p>0.422967</text:p>
              </table:table-cell>
              <table:table-cell office:value-type="float" office:value="0.767331">
                <text:p>0.76733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8212">
                <text:p>0.75821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0105">
                <text:p>0.60105</text:p>
              </table:table-cell>
              <table:table-cell office:value-type="float" office:value="0.739054">
                <text:p>0.73905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73193">
                <text:p>0.77319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446">
                <text:p>0.644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8354">
                <text:p>0.7835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07954">
                <text:p>0.607954</text:p>
              </table:table-cell>
              <table:table-cell office:value-type="float" office:value="0.784839">
                <text:p>0.78483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78461">
                <text:p>0.77846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22604">
                <text:p>0.62260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8134">
                <text:p>0.7813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703766">
                <text:p>0.70376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89456">
                <text:p>0.78945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45874">
                <text:p>0.645874</text:p>
              </table:table-cell>
              <table:table-cell office:value-type="float" office:value="0.792546">
                <text:p>0.79254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83024">
                <text:p>0.78302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0612">
                <text:p>0.40612</text:p>
              </table:table-cell>
              <table:table-cell office:value-type="float" office:value="0.708991">
                <text:p>0.70899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0693">
                <text:p>0.7506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85744">
                <text:p>0.685744</text:p>
              </table:table-cell>
              <table:table-cell office:value-type="float" office:value="0.792546">
                <text:p>0.79254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87011">
                <text:p>0.7870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82844">
                <text:p>0.682844</text:p>
              </table:table-cell>
              <table:table-cell office:value-type="float" office:value="0.792546">
                <text:p>0.79254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86721">
                <text:p>0.78672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36564">
                <text:p>0.73656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2736">
                <text:p>0.79273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01828">
                <text:p>0.70182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89263">
                <text:p>0.78926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38949">
                <text:p>0.53894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72975">
                <text:p>0.77297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73084">
                <text:p>0.47308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66388">
                <text:p>0.7663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71111">
                <text:p>0.371111</text:p>
              </table:table-cell>
              <table:table-cell office:value-type="float" office:value="0.727235">
                <text:p>0.72723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49017">
                <text:p>0.74901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30394">
                <text:p>0.430394</text:p>
              </table:table-cell>
              <table:table-cell office:value-type="float" office:value="0.687015">
                <text:p>0.6870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0923">
                <text:p>0.75092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81405">
                <text:p>0.381405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015">
                <text:p>0.6870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7364">
                <text:p>0.72736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95862">
                <text:p>0.4958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9479">
                <text:p>0.7294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5433">
                <text:p>0.51543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1436">
                <text:p>0.73143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37583">
                <text:p>0.53758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2996">
                <text:p>0.74299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9919">
                <text:p>0.72991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44756">
                <text:p>0.4447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015">
                <text:p>0.6870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3699">
                <text:p>0.73369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89865">
                <text:p>0.5898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4336">
                <text:p>0.72433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3281">
                <text:p>0.73328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99868">
                <text:p>0.1998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01746">
                <text:p>0.70174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66937">
                <text:p>0.5669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6586">
                <text:p>0.73658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22343">
                <text:p>0.5223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4765">
                <text:p>0.67476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1572">
                <text:p>0.72157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65292">
                <text:p>0.5652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8354">
                <text:p>0.66835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5226">
                <text:p>0.72522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67358">
                <text:p>0.56735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1033">
                <text:p>0.63103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17">
                <text:p>0.721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9693">
                <text:p>0.64969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8068">
                <text:p>0.7280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8354">
                <text:p>0.66835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1381">
                <text:p>0.7138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8354">
                <text:p>0.66835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48594">
                <text:p>0.74859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28628">
                <text:p>0.4286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2756">
                <text:p>0.7227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67358">
                <text:p>0.56735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6629">
                <text:p>0.7366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89865">
                <text:p>0.5898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40745">
                <text:p>0.74074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41667">
                <text:p>0.541667</text:p>
              </table:table-cell>
              <table:table-cell office:value-type="float" office:value="0.612372">
                <text:p>0.612372</text:p>
              </table:table-cell>
              <table:table-cell office:value-type="float" office:value="0.649693">
                <text:p>0.64969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9658">
                <text:p>0.73965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338598">
                <text:p>0.3385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2996">
                <text:p>0.74299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1002">
                <text:p>0.7100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602">
                <text:p>0.6460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77">
                <text:p>0.727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2996">
                <text:p>0.74299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1274">
                <text:p>0.72127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1657">
                <text:p>0.76165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9264">
                <text:p>0.7392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015">
                <text:p>0.6870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18">
                <text:p>0.731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2469">
                <text:p>0.72246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9693">
                <text:p>0.64969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8068">
                <text:p>0.72806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015">
                <text:p>0.6870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13139">
                <text:p>0.71313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2996">
                <text:p>0.74299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02614">
                <text:p>0.70261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4336">
                <text:p>0.72433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89865">
                <text:p>0.5898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20219">
                <text:p>0.72021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1033">
                <text:p>0.63103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44862">
                <text:p>0.74486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015">
                <text:p>0.68701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046">
                <text:p>0.7504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11065">
                <text:p>0.611065</text:p>
              </table:table-cell>
              <table:table-cell office:value-type="float" office:value="0.612372">
                <text:p>0.612372</text:p>
              </table:table-cell>
              <table:table-cell office:value-type="float" office:value="0.780317">
                <text:p>0.7803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966">
                <text:p>0.759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449827">
                <text:p>0.449827</text:p>
              </table:table-cell>
              <table:table-cell office:value-type="float" office:value="0.612372">
                <text:p>0.612372</text:p>
              </table:table-cell>
              <table:table-cell office:value-type="float" office:value="0.704355">
                <text:p>0.70435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3594">
                <text:p>0.7359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1341">
                <text:p>0.75134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6893">
                <text:p>0.75689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268">
                <text:p>0.7326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12372">
                <text:p>0.612372</text:p>
              </table:table-cell>
              <table:table-cell office:value-type="float" office:value="0.647722">
                <text:p>0.64772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65192">
                <text:p>0.76519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89865">
                <text:p>0.589865</text:p>
              </table:table-cell>
              <table:table-cell office:value-type="float" office:value="0.676698">
                <text:p>0.67669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65838">
                <text:p>0.76583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67358">
                <text:p>0.567358</text:p>
              </table:table-cell>
              <table:table-cell office:value-type="float" office:value="0.724336">
                <text:p>0.72433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113">
                <text:p>0.799113</text:p>
              </table:table-cell>
              <table:table-cell office:value-type="float" office:value="0.80033">
                <text:p>0.80033</text:p>
              </table:table-cell>
              <table:table-cell office:value-type="float" office:value="0.768365">
                <text:p>0.76836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451135">
                <text:p>0.451135</text:p>
              </table:table-cell>
              <table:table-cell office:value-type="float" office:value="0.725217">
                <text:p>0.7252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756844">
                <text:p>0.75684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49693">
                <text:p>0.64969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784076">
                <text:p>0.78407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65388">
                <text:p>0.66538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785659">
                <text:p>0.78565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4485">
                <text:p>0.54485</text:p>
              </table:table-cell>
              <table:table-cell office:value-type="float" office:value="0.747034">
                <text:p>0.74703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519">
                <text:p>0.799519</text:p>
              </table:table-cell>
              <table:table-cell office:value-type="float" office:value="0.80033">
                <text:p>0.80033</text:p>
              </table:table-cell>
              <table:table-cell office:value-type="float" office:value="0.768425">
                <text:p>0.7684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22343">
                <text:p>0.5223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67097">
                <text:p>0.66709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519">
                <text:p>0.799519</text:p>
              </table:table-cell>
              <table:table-cell office:value-type="float" office:value="0.80033">
                <text:p>0.80033</text:p>
              </table:table-cell>
              <table:table-cell office:value-type="float" office:value="0.73952">
                <text:p>0.7395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22343">
                <text:p>0.522343</text:p>
              </table:table-cell>
              <table:table-cell office:value-type="float" office:value="0.621329">
                <text:p>0.621329</text:p>
              </table:table-cell>
              <table:table-cell office:value-type="float" office:value="0.782336">
                <text:p>0.78233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751926">
                <text:p>0.75192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40612">
                <text:p>0.40612</text:p>
              </table:table-cell>
              <table:table-cell office:value-type="float" office:value="0.636576">
                <text:p>0.63657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743479">
                <text:p>0.74347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42647">
                <text:p>0.42647</text:p>
              </table:table-cell>
              <table:table-cell office:value-type="float" office:value="0.653217">
                <text:p>0.65321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747191">
                <text:p>0.74719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451135">
                <text:p>0.451135</text:p>
              </table:table-cell>
              <table:table-cell office:value-type="float" office:value="0.614134">
                <text:p>0.614134</text:p>
              </table:table-cell>
              <table:table-cell office:value-type="float" office:value="0.71008">
                <text:p>0.7100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736846">
                <text:p>0.73684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6173">
                <text:p>0.67617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730756">
                <text:p>0.73075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10214">
                <text:p>0.6102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44651">
                <text:p>0.64465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519">
                <text:p>0.799519</text:p>
              </table:table-cell>
              <table:table-cell office:value-type="float" office:value="0.80033">
                <text:p>0.80033</text:p>
              </table:table-cell>
              <table:table-cell office:value-type="float" office:value="0.727578">
                <text:p>0.72757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99929">
                <text:p>0.5999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777">
                <text:p>0.616777</text:p>
              </table:table-cell>
              <table:table-cell office:value-type="float" office:value="0.712356">
                <text:p>0.71235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733557">
                <text:p>0.73355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99929">
                <text:p>0.5999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539">
                <text:p>0.618539</text:p>
              </table:table-cell>
              <table:table-cell office:value-type="float" office:value="0.730135">
                <text:p>0.73013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716851">
                <text:p>0.71685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91803">
                <text:p>0.5918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539">
                <text:p>0.618539</text:p>
              </table:table-cell>
              <table:table-cell office:value-type="float" office:value="0.697136">
                <text:p>0.69713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712752">
                <text:p>0.7127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02088">
                <text:p>0.60208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253">
                <text:p>0.613253</text:p>
              </table:table-cell>
              <table:table-cell office:value-type="float" office:value="0.62232">
                <text:p>0.62232</text:p>
              </table:table-cell>
              <table:table-cell office:value-type="float" office:value="0.706045">
                <text:p>0.706045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696463">
                <text:p>0.69646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3091">
                <text:p>0.623091</text:p>
              </table:table-cell>
              <table:table-cell office:value-type="float" office:value="0.748441">
                <text:p>0.74844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70172">
                <text:p>0.7017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934">
                <text:p>0.619934</text:p>
              </table:table-cell>
              <table:table-cell office:value-type="float" office:value="0.715769">
                <text:p>0.715769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682027">
                <text:p>0.68202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51135">
                <text:p>0.451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64706">
                <text:p>0.66470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676341">
                <text:p>0.67634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10214">
                <text:p>0.6102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82486">
                <text:p>0.68248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694013">
                <text:p>0.69401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191">
                <text:p>0.620191</text:p>
              </table:table-cell>
              <table:table-cell office:value-type="float" office:value="0.749053">
                <text:p>0.74905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682844">
                <text:p>0.68284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10214">
                <text:p>0.6102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221">
                <text:p>0.62221</text:p>
              </table:table-cell>
              <table:table-cell office:value-type="float" office:value="0.665844">
                <text:p>0.66584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800059">
                <text:p>0.800059</text:p>
              </table:table-cell>
              <table:table-cell office:value-type="float" office:value="0.80033">
                <text:p>0.80033</text:p>
              </table:table-cell>
              <table:table-cell office:value-type="float" office:value="0.674577">
                <text:p>0.67457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48977">
                <text:p>0.44897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6248">
                <text:p>0.626248</text:p>
              </table:table-cell>
              <table:table-cell office:value-type="float" office:value="0.632561">
                <text:p>0.632561</text:p>
              </table:table-cell>
              <table:table-cell office:value-type="float" office:value="0.765694">
                <text:p>0.76569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924">
                <text:p>0.799924</text:p>
              </table:table-cell>
              <table:table-cell office:value-type="float" office:value="0.80033">
                <text:p>0.80033</text:p>
              </table:table-cell>
              <table:table-cell office:value-type="float" office:value="0.652187">
                <text:p>0.65218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44661">
                <text:p>0.44466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7129">
                <text:p>0.627129</text:p>
              </table:table-cell>
              <table:table-cell office:value-type="float" office:value="0.699128">
                <text:p>0.699128</text:p>
              </table:table-cell>
              <table:table-cell office:value-type="float" office:value="0.798978">
                <text:p>0.798978</text:p>
              </table:table-cell>
              <table:table-cell office:value-type="float" office:value="0.800195">
                <text:p>0.800195</text:p>
              </table:table-cell>
              <table:table-cell office:value-type="float" office:value="0.80033">
                <text:p>0.80033</text:p>
              </table:table-cell>
              <table:table-cell office:value-type="float" office:value="0.643195">
                <text:p>0.64319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07903">
                <text:p>0.6079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015">
                <text:p>0.615015</text:p>
              </table:table-cell>
              <table:table-cell office:value-type="float" office:value="0.629147">
                <text:p>0.629147</text:p>
              </table:table-cell>
              <table:table-cell office:value-type="float" office:value="0.665844">
                <text:p>0.665844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113">
                <text:p>0.799113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75345">
                <text:p>0.6753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31956">
                <text:p>0.5319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658">
                <text:p>0.617658</text:p>
              </table:table-cell>
              <table:table-cell office:value-type="float" office:value="0.631423">
                <text:p>0.631423</text:p>
              </table:table-cell>
              <table:table-cell office:value-type="float" office:value="0.782336">
                <text:p>0.78233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79918">
                <text:p>0.67991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64003">
                <text:p>0.3640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2577">
                <text:p>0.622577</text:p>
              </table:table-cell>
              <table:table-cell office:value-type="float" office:value="0.632561">
                <text:p>0.632561</text:p>
              </table:table-cell>
              <table:table-cell office:value-type="float" office:value="0.783912">
                <text:p>0.78391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63846">
                <text:p>0.66384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37402">
                <text:p>0.3374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7129">
                <text:p>0.627129</text:p>
              </table:table-cell>
              <table:table-cell office:value-type="float" office:value="0.733987">
                <text:p>0.733987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924">
                <text:p>0.799924</text:p>
              </table:table-cell>
              <table:table-cell office:value-type="float" office:value="0.80033">
                <text:p>0.80033</text:p>
              </table:table-cell>
              <table:table-cell office:value-type="float" office:value="0.654589">
                <text:p>0.65458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0.160665">
                <text:p>-0.160665</text:p>
              </table:table-cell>
              <table:table-cell office:value-type="float" office:value="0.610723">
                <text:p>0.61072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1912">
                <text:p>0.65191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800059">
                <text:p>0.800059</text:p>
              </table:table-cell>
              <table:table-cell office:value-type="float" office:value="0.80033">
                <text:p>0.80033</text:p>
              </table:table-cell>
              <table:table-cell office:value-type="float" office:value="0.594947">
                <text:p>0.59494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1222">
                <text:p>0.312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429">
                <text:p>0.618429</text:p>
              </table:table-cell>
              <table:table-cell office:value-type="float" office:value="0.783912">
                <text:p>0.783912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113">
                <text:p>0.799113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56247">
                <text:p>0.65624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09947">
                <text:p>0.60994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191">
                <text:p>0.620191</text:p>
              </table:table-cell>
              <table:table-cell office:value-type="float" office:value="0.682486">
                <text:p>0.682486</text:p>
              </table:table-cell>
              <table:table-cell office:value-type="float" office:value="0.798978">
                <text:p>0.798978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94741">
                <text:p>0.69474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0833">
                <text:p>0.6083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5991">
                <text:p>0.625991</text:p>
              </table:table-cell>
              <table:table-cell office:value-type="float" office:value="0.732411">
                <text:p>0.732411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81478">
                <text:p>0.68147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427011">
                <text:p>0.42701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015">
                <text:p>0.615015</text:p>
              </table:table-cell>
              <table:table-cell office:value-type="float" office:value="0.630285">
                <text:p>0.630285</text:p>
              </table:table-cell>
              <table:table-cell office:value-type="float" office:value="0.749053">
                <text:p>0.749053</text:p>
              </table:table-cell>
              <table:table-cell office:value-type="float" office:value="0.798978">
                <text:p>0.798978</text:p>
              </table:table-cell>
              <table:table-cell office:value-type="float" office:value="0.799789">
                <text:p>0.799789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65758">
                <text:p>0.66575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63041">
                <text:p>0.5630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253">
                <text:p>0.613253</text:p>
              </table:table-cell>
              <table:table-cell office:value-type="float" office:value="0.627765">
                <text:p>0.627765</text:p>
              </table:table-cell>
              <table:table-cell office:value-type="float" office:value="0.632561">
                <text:p>0.632561</text:p>
              </table:table-cell>
              <table:table-cell office:value-type="float" office:value="0.773896">
                <text:p>0.773896</text:p>
              </table:table-cell>
              <table:table-cell office:value-type="float" office:value="0.799113">
                <text:p>0.799113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64708">
                <text:p>0.66470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46374">
                <text:p>0.5463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5734">
                <text:p>0.625734</text:p>
              </table:table-cell>
              <table:table-cell office:value-type="float" office:value="0.632561">
                <text:p>0.632561</text:p>
              </table:table-cell>
              <table:table-cell office:value-type="float" office:value="0.749053">
                <text:p>0.749053</text:p>
              </table:table-cell>
              <table:table-cell office:value-type="float" office:value="0.798978">
                <text:p>0.798978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60252">
                <text:p>0.66025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09374">
                <text:p>0.6093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42">
                <text:p>0.61942</text:p>
              </table:table-cell>
              <table:table-cell office:value-type="float" office:value="0.632561">
                <text:p>0.632561</text:p>
              </table:table-cell>
              <table:table-cell office:value-type="float" office:value="0.632561">
                <text:p>0.632561</text:p>
              </table:table-cell>
              <table:table-cell office:value-type="float" office:value="0.732411">
                <text:p>0.732411</text:p>
              </table:table-cell>
              <table:table-cell office:value-type="float" office:value="0.799248">
                <text:p>0.799248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66302">
                <text:p>0.6663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06439">
                <text:p>0.6064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658">
                <text:p>0.617658</text:p>
              </table:table-cell>
              <table:table-cell office:value-type="float" office:value="0.629147">
                <text:p>0.629147</text:p>
              </table:table-cell>
              <table:table-cell office:value-type="float" office:value="0.632561">
                <text:p>0.632561</text:p>
              </table:table-cell>
              <table:table-cell office:value-type="float" office:value="0.649203">
                <text:p>0.649203</text:p>
              </table:table-cell>
              <table:table-cell office:value-type="float" office:value="0.798978">
                <text:p>0.798978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57143">
                <text:p>0.65714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42776">
                <text:p>0.44277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896">
                <text:p>0.615896</text:p>
              </table:table-cell>
              <table:table-cell office:value-type="float" office:value="0.626872">
                <text:p>0.626872</text:p>
              </table:table-cell>
              <table:table-cell office:value-type="float" office:value="0.632561">
                <text:p>0.632561</text:p>
              </table:table-cell>
              <table:table-cell office:value-type="float" office:value="0.632561">
                <text:p>0.632561</text:p>
              </table:table-cell>
              <table:table-cell office:value-type="float" office:value="0.75027">
                <text:p>0.75027</text:p>
              </table:table-cell>
              <table:table-cell office:value-type="float" office:value="0.800059">
                <text:p>0.800059</text:p>
              </table:table-cell>
              <table:table-cell office:value-type="float" office:value="0.80033">
                <text:p>0.80033</text:p>
              </table:table-cell>
              <table:table-cell office:value-type="float" office:value="0.633811">
                <text:p>0.63381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52015">
                <text:p>0.5520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25734">
                <text:p>0.625734</text:p>
              </table:table-cell>
              <table:table-cell office:value-type="float" office:value="0.632561">
                <text:p>0.632561</text:p>
              </table:table-cell>
              <table:table-cell office:value-type="float" office:value="0.632561">
                <text:p>0.632561</text:p>
              </table:table-cell>
              <table:table-cell office:value-type="float" office:value="0.645737">
                <text:p>0.645737</text:p>
              </table:table-cell>
              <table:table-cell office:value-type="float" office:value="0.784916">
                <text:p>0.784916</text:p>
              </table:table-cell>
              <table:table-cell office:value-type="float" office:value="0.800195">
                <text:p>0.800195</text:p>
              </table:table-cell>
              <table:table-cell office:value-type="float" office:value="0.80033">
                <text:p>0.80033</text:p>
              </table:table-cell>
              <table:table-cell office:value-type="float" office:value="0.65126">
                <text:p>0.6512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51474">
                <text:p>0.5514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5734">
                <text:p>0.625734</text:p>
              </table:table-cell>
              <table:table-cell office:value-type="float" office:value="0.632561">
                <text:p>0.632561</text:p>
              </table:table-cell>
              <table:table-cell office:value-type="float" office:value="0.632561">
                <text:p>0.632561</text:p>
              </table:table-cell>
              <table:table-cell office:value-type="float" office:value="0.740631">
                <text:p>0.740631</text:p>
              </table:table-cell>
              <table:table-cell office:value-type="float" office:value="0.798978">
                <text:p>0.798978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61939">
                <text:p>0.66193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33871">
                <text:p>0.433871</text:p>
              </table:table-cell>
              <table:table-cell office:value-type="float" office:value="0.607789">
                <text:p>0.60778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689">
                <text:p>0.619689</text:p>
              </table:table-cell>
              <table:table-cell office:value-type="float" office:value="0.632561">
                <text:p>0.632561</text:p>
              </table:table-cell>
              <table:table-cell office:value-type="float" office:value="0.632561">
                <text:p>0.632561</text:p>
              </table:table-cell>
              <table:table-cell office:value-type="float" office:value="0.662135">
                <text:p>0.662135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80033">
                <text:p>0.80033</text:p>
              </table:table-cell>
              <table:table-cell office:value-type="float" office:value="0.641306">
                <text:p>0.64130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45422">
                <text:p>0.45422</text:p>
              </table:table-cell>
              <table:table-cell office:value-type="float" office:value="0.609947">
                <text:p>0.60994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253">
                <text:p>0.613253</text:p>
              </table:table-cell>
              <table:table-cell office:value-type="float" office:value="0.626872">
                <text:p>0.626872</text:p>
              </table:table-cell>
              <table:table-cell office:value-type="float" office:value="0.632561">
                <text:p>0.632561</text:p>
              </table:table-cell>
              <table:table-cell office:value-type="float" office:value="0.64072">
                <text:p>0.64072</text:p>
              </table:table-cell>
              <table:table-cell office:value-type="float" office:value="0.74558">
                <text:p>0.74558</text:p>
              </table:table-cell>
              <table:table-cell office:value-type="float" office:value="0.799924">
                <text:p>0.799924</text:p>
              </table:table-cell>
              <table:table-cell office:value-type="float" office:value="0.80033">
                <text:p>0.80033</text:p>
              </table:table-cell>
              <table:table-cell office:value-type="float" office:value="0.634782">
                <text:p>0.63478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45422">
                <text:p>0.45422</text:p>
              </table:table-cell>
              <table:table-cell office:value-type="float" office:value="0.602662">
                <text:p>0.6026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253">
                <text:p>0.613253</text:p>
              </table:table-cell>
              <table:table-cell office:value-type="float" office:value="0.623458">
                <text:p>0.623458</text:p>
              </table:table-cell>
              <table:table-cell office:value-type="float" office:value="0.632561">
                <text:p>0.632561</text:p>
              </table:table-cell>
              <table:table-cell office:value-type="float" office:value="0.646673">
                <text:p>0.646673</text:p>
              </table:table-cell>
              <table:table-cell office:value-type="float" office:value="0.799383">
                <text:p>0.799383</text:p>
              </table:table-cell>
              <table:table-cell office:value-type="float" office:value="0.80033">
                <text:p>0.80033</text:p>
              </table:table-cell>
              <table:table-cell office:value-type="float" office:value="0.620933">
                <text:p>0.62093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431712">
                <text:p>0.431712</text:p>
              </table:table-cell>
              <table:table-cell office:value-type="float" office:value="0.609945">
                <text:p>0.60994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539">
                <text:p>0.618539</text:p>
              </table:table-cell>
              <table:table-cell office:value-type="float" office:value="0.629147">
                <text:p>0.629147</text:p>
              </table:table-cell>
              <table:table-cell office:value-type="float" office:value="0.641337">
                <text:p>0.641337</text:p>
              </table:table-cell>
              <table:table-cell office:value-type="float" office:value="0.786728">
                <text:p>0.786728</text:p>
              </table:table-cell>
              <table:table-cell office:value-type="float" office:value="0.799924">
                <text:p>0.799924</text:p>
              </table:table-cell>
              <table:table-cell office:value-type="float" office:value="0.80033">
                <text:p>0.80033</text:p>
              </table:table-cell>
              <table:table-cell office:value-type="float" office:value="0.635445">
                <text:p>0.63544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97804">
                <text:p>0.59780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658">
                <text:p>0.617658</text:p>
              </table:table-cell>
              <table:table-cell office:value-type="float" office:value="0.629147">
                <text:p>0.629147</text:p>
              </table:table-cell>
              <table:table-cell office:value-type="float" office:value="0.643253">
                <text:p>0.643253</text:p>
              </table:table-cell>
              <table:table-cell office:value-type="float" office:value="0.789551">
                <text:p>0.789551</text:p>
              </table:table-cell>
              <table:table-cell office:value-type="float" office:value="0.799789">
                <text:p>0.799789</text:p>
              </table:table-cell>
              <table:table-cell office:value-type="float" office:value="0.80033">
                <text:p>0.80033</text:p>
              </table:table-cell>
              <table:table-cell office:value-type="float" office:value="0.652669">
                <text:p>0.65266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272184">
                <text:p>0.272184</text:p>
              </table:table-cell>
              <table:table-cell office:value-type="float" office:value="0.609134">
                <text:p>0.6091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31423">
                <text:p>0.631423</text:p>
              </table:table-cell>
              <table:table-cell office:value-type="float" office:value="0.667108">
                <text:p>0.667108</text:p>
              </table:table-cell>
              <table:table-cell office:value-type="float" office:value="0.789551">
                <text:p>0.789551</text:p>
              </table:table-cell>
              <table:table-cell office:value-type="float" office:value="0.802753">
                <text:p>0.802753</text:p>
              </table:table-cell>
              <table:table-cell office:value-type="float" office:value="0.824559">
                <text:p>0.824559</text:p>
              </table:table-cell>
              <table:table-cell office:value-type="float" office:value="0.62234">
                <text:p>0.6223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71653">
                <text:p>0.571653</text:p>
              </table:table-cell>
              <table:table-cell office:value-type="float" office:value="0.606437">
                <text:p>0.6064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915">
                <text:p>0.617915</text:p>
              </table:table-cell>
              <table:table-cell office:value-type="float" office:value="0.633088">
                <text:p>0.633088</text:p>
              </table:table-cell>
              <table:table-cell office:value-type="float" office:value="0.694046">
                <text:p>0.694046</text:p>
              </table:table-cell>
              <table:table-cell office:value-type="float" office:value="0.799383">
                <text:p>0.799383</text:p>
              </table:table-cell>
              <table:table-cell office:value-type="float" office:value="0.807598">
                <text:p>0.807598</text:p>
              </table:table-cell>
              <table:table-cell office:value-type="float" office:value="0.824559">
                <text:p>0.824559</text:p>
              </table:table-cell>
              <table:table-cell office:value-type="float" office:value="0.656724">
                <text:p>0.65672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2486">
                <text:p>0.52486</text:p>
              </table:table-cell>
              <table:table-cell office:value-type="float" office:value="0.595462">
                <text:p>0.595462</text:p>
              </table:table-cell>
              <table:table-cell office:value-type="float" office:value="0.610398">
                <text:p>0.6103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153">
                <text:p>0.616153</text:p>
              </table:table-cell>
              <table:table-cell office:value-type="float" office:value="0.633088">
                <text:p>0.633088</text:p>
              </table:table-cell>
              <table:table-cell office:value-type="float" office:value="0.691363">
                <text:p>0.691363</text:p>
              </table:table-cell>
              <table:table-cell office:value-type="float" office:value="0.792507">
                <text:p>0.792507</text:p>
              </table:table-cell>
              <table:table-cell office:value-type="float" office:value="0.807598">
                <text:p>0.807598</text:p>
              </table:table-cell>
              <table:table-cell office:value-type="float" office:value="0.824559">
                <text:p>0.824559</text:p>
              </table:table-cell>
              <table:table-cell office:value-type="float" office:value="0.649618">
                <text:p>0.64961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58164">
                <text:p>0.358164</text:p>
              </table:table-cell>
              <table:table-cell office:value-type="float" office:value="0.592007">
                <text:p>0.592007</text:p>
              </table:table-cell>
              <table:table-cell office:value-type="float" office:value="0.606619">
                <text:p>0.60661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2846">
                <text:p>0.622846</text:p>
              </table:table-cell>
              <table:table-cell office:value-type="float" office:value="0.651816">
                <text:p>0.651816</text:p>
              </table:table-cell>
              <table:table-cell office:value-type="float" office:value="0.726211">
                <text:p>0.726211</text:p>
              </table:table-cell>
              <table:table-cell office:value-type="float" office:value="0.799519">
                <text:p>0.799519</text:p>
              </table:table-cell>
              <table:table-cell office:value-type="float" office:value="0.807598">
                <text:p>0.807598</text:p>
              </table:table-cell>
              <table:table-cell office:value-type="float" office:value="0.824559">
                <text:p>0.824559</text:p>
              </table:table-cell>
              <table:table-cell office:value-type="float" office:value="0.638952">
                <text:p>0.63895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30628">
                <text:p>0.330628</text:p>
              </table:table-cell>
              <table:table-cell office:value-type="float" office:value="0.593557">
                <text:p>0.593557</text:p>
              </table:table-cell>
              <table:table-cell office:value-type="float" office:value="0.610328">
                <text:p>0.6103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412">
                <text:p>0.621412</text:p>
              </table:table-cell>
              <table:table-cell office:value-type="float" office:value="0.633088">
                <text:p>0.633088</text:p>
              </table:table-cell>
              <table:table-cell office:value-type="float" office:value="0.666951">
                <text:p>0.666951</text:p>
              </table:table-cell>
              <table:table-cell office:value-type="float" office:value="0.745407">
                <text:p>0.745407</text:p>
              </table:table-cell>
              <table:table-cell office:value-type="float" office:value="0.799113">
                <text:p>0.799113</text:p>
              </table:table-cell>
              <table:table-cell office:value-type="float" office:value="0.812444">
                <text:p>0.812444</text:p>
              </table:table-cell>
              <table:table-cell office:value-type="float" office:value="0.824559">
                <text:p>0.824559</text:p>
              </table:table-cell>
              <table:table-cell office:value-type="float" office:value="0.64253">
                <text:p>0.6425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430406">
                <text:p>0.430406</text:p>
              </table:table-cell>
              <table:table-cell office:value-type="float" office:value="0.59806">
                <text:p>0.5980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9108">
                <text:p>0.629108</text:p>
              </table:table-cell>
              <table:table-cell office:value-type="float" office:value="0.633881">
                <text:p>0.633881</text:p>
              </table:table-cell>
              <table:table-cell office:value-type="float" office:value="0.685475">
                <text:p>0.685475</text:p>
              </table:table-cell>
              <table:table-cell office:value-type="float" office:value="0.780898">
                <text:p>0.780898</text:p>
              </table:table-cell>
              <table:table-cell office:value-type="float" office:value="0.812174">
                <text:p>0.812174</text:p>
              </table:table-cell>
              <table:table-cell office:value-type="float" office:value="0.824559">
                <text:p>0.824559</text:p>
              </table:table-cell>
              <table:table-cell office:value-type="float" office:value="0.640712">
                <text:p>0.64071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90809">
                <text:p>0.590809</text:p>
              </table:table-cell>
              <table:table-cell office:value-type="float" office:value="0.606137">
                <text:p>0.6061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4434">
                <text:p>0.624434</text:p>
              </table:table-cell>
              <table:table-cell office:value-type="float" office:value="0.634729">
                <text:p>0.634729</text:p>
              </table:table-cell>
              <table:table-cell office:value-type="float" office:value="0.669285">
                <text:p>0.669285</text:p>
              </table:table-cell>
              <table:table-cell office:value-type="float" office:value="0.747263">
                <text:p>0.747263</text:p>
              </table:table-cell>
              <table:table-cell office:value-type="float" office:value="0.787723">
                <text:p>0.787723</text:p>
              </table:table-cell>
              <table:table-cell office:value-type="float" office:value="0.821265">
                <text:p>0.821265</text:p>
              </table:table-cell>
              <table:table-cell office:value-type="float" office:value="0.84008">
                <text:p>0.84008</text:p>
              </table:table-cell>
              <table:table-cell office:value-type="float" office:value="0.670639">
                <text:p>0.67063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95685">
                <text:p>0.395685</text:p>
              </table:table-cell>
              <table:table-cell office:value-type="float" office:value="0.608664">
                <text:p>0.60866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4138">
                <text:p>0.624138</text:p>
              </table:table-cell>
              <table:table-cell office:value-type="float" office:value="0.636761">
                <text:p>0.636761</text:p>
              </table:table-cell>
              <table:table-cell office:value-type="float" office:value="0.723875">
                <text:p>0.723875</text:p>
              </table:table-cell>
              <table:table-cell office:value-type="float" office:value="0.790605">
                <text:p>0.790605</text:p>
              </table:table-cell>
              <table:table-cell office:value-type="float" office:value="0.814867">
                <text:p>0.814867</text:p>
              </table:table-cell>
              <table:table-cell office:value-type="float" office:value="0.829215">
                <text:p>0.829215</text:p>
              </table:table-cell>
              <table:table-cell office:value-type="float" office:value="0.84008">
                <text:p>0.84008</text:p>
              </table:table-cell>
              <table:table-cell office:value-type="float" office:value="0.664855">
                <text:p>0.66485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96322">
                <text:p>0.596322</text:p>
              </table:table-cell>
              <table:table-cell office:value-type="float" office:value="0.609091">
                <text:p>0.60909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973">
                <text:p>0.62973</text:p>
              </table:table-cell>
              <table:table-cell office:value-type="float" office:value="0.668246">
                <text:p>0.668246</text:p>
              </table:table-cell>
              <table:table-cell office:value-type="float" office:value="0.754779">
                <text:p>0.754779</text:p>
              </table:table-cell>
              <table:table-cell office:value-type="float" office:value="0.802347">
                <text:p>0.802347</text:p>
              </table:table-cell>
              <table:table-cell office:value-type="float" office:value="0.824559">
                <text:p>0.824559</text:p>
              </table:table-cell>
              <table:table-cell office:value-type="float" office:value="0.829215">
                <text:p>0.829215</text:p>
              </table:table-cell>
              <table:table-cell office:value-type="float" office:value="0.84008">
                <text:p>0.84008</text:p>
              </table:table-cell>
              <table:table-cell office:value-type="float" office:value="0.693903">
                <text:p>0.69390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4297">
                <text:p>0.54297</text:p>
              </table:table-cell>
              <table:table-cell office:value-type="float" office:value="0.606191">
                <text:p>0.60619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682">
                <text:p>0.617682</text:p>
              </table:table-cell>
              <table:table-cell office:value-type="float" office:value="0.633465">
                <text:p>0.633465</text:p>
              </table:table-cell>
              <table:table-cell office:value-type="float" office:value="0.682898">
                <text:p>0.682898</text:p>
              </table:table-cell>
              <table:table-cell office:value-type="float" office:value="0.785077">
                <text:p>0.785077</text:p>
              </table:table-cell>
              <table:table-cell office:value-type="float" office:value="0.822136">
                <text:p>0.822136</text:p>
              </table:table-cell>
              <table:table-cell office:value-type="float" office:value="0.824559">
                <text:p>0.824559</text:p>
              </table:table-cell>
              <table:table-cell office:value-type="float" office:value="0.836976">
                <text:p>0.836976</text:p>
              </table:table-cell>
              <table:table-cell office:value-type="float" office:value="0.84008">
                <text:p>0.84008</text:p>
              </table:table-cell>
              <table:table-cell office:value-type="float" office:value="0.696433">
                <text:p>0.6964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222046">
                <text:p>0.222046</text:p>
              </table:table-cell>
              <table:table-cell office:value-type="float" office:value="0.598531">
                <text:p>0.598531</text:p>
              </table:table-cell>
              <table:table-cell office:value-type="float" office:value="0.611136">
                <text:p>0.611136</text:p>
              </table:table-cell>
              <table:table-cell office:value-type="float" office:value="0.613253">
                <text:p>0.613253</text:p>
              </table:table-cell>
              <table:table-cell office:value-type="float" office:value="0.625892">
                <text:p>0.625892</text:p>
              </table:table-cell>
              <table:table-cell office:value-type="float" office:value="0.632561">
                <text:p>0.632561</text:p>
              </table:table-cell>
              <table:table-cell office:value-type="float" office:value="0.675906">
                <text:p>0.675906</text:p>
              </table:table-cell>
              <table:table-cell office:value-type="float" office:value="0.790007">
                <text:p>0.790007</text:p>
              </table:table-cell>
              <table:table-cell office:value-type="float" office:value="0.824559">
                <text:p>0.824559</text:p>
              </table:table-cell>
              <table:table-cell office:value-type="float" office:value="0.829215">
                <text:p>0.829215</text:p>
              </table:table-cell>
              <table:table-cell office:value-type="float" office:value="0.84008">
                <text:p>0.84008</text:p>
              </table:table-cell>
              <table:table-cell office:value-type="float" office:value="0.642311">
                <text:p>0.64231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94478">
                <text:p>0.594478</text:p>
              </table:table-cell>
              <table:table-cell office:value-type="float" office:value="0.602482">
                <text:p>0.60248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4754">
                <text:p>0.624754</text:p>
              </table:table-cell>
              <table:table-cell office:value-type="float" office:value="0.632561">
                <text:p>0.632561</text:p>
              </table:table-cell>
              <table:table-cell office:value-type="float" office:value="0.639415">
                <text:p>0.639415</text:p>
              </table:table-cell>
              <table:table-cell office:value-type="float" office:value="0.721878">
                <text:p>0.721878</text:p>
              </table:table-cell>
              <table:table-cell office:value-type="float" office:value="0.808449">
                <text:p>0.808449</text:p>
              </table:table-cell>
              <table:table-cell office:value-type="float" office:value="0.824559">
                <text:p>0.824559</text:p>
              </table:table-cell>
              <table:table-cell office:value-type="float" office:value="0.831706">
                <text:p>0.831706</text:p>
              </table:table-cell>
              <table:table-cell office:value-type="float" office:value="0.849471">
                <text:p>0.849471</text:p>
              </table:table-cell>
              <table:table-cell office:value-type="float" office:value="0.689266">
                <text:p>0.68926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80124">
                <text:p>0.580124</text:p>
              </table:table-cell>
              <table:table-cell office:value-type="float" office:value="0.60001">
                <text:p>0.60001</text:p>
              </table:table-cell>
              <table:table-cell office:value-type="float" office:value="0.608664">
                <text:p>0.608664</text:p>
              </table:table-cell>
              <table:table-cell office:value-type="float" office:value="0.621194">
                <text:p>0.621194</text:p>
              </table:table-cell>
              <table:table-cell office:value-type="float" office:value="0.632071">
                <text:p>0.632071</text:p>
              </table:table-cell>
              <table:table-cell office:value-type="float" office:value="0.642284">
                <text:p>0.642284</text:p>
              </table:table-cell>
              <table:table-cell office:value-type="float" office:value="0.726276">
                <text:p>0.726276</text:p>
              </table:table-cell>
              <table:table-cell office:value-type="float" office:value="0.809537">
                <text:p>0.809537</text:p>
              </table:table-cell>
              <table:table-cell office:value-type="float" office:value="0.824559">
                <text:p>0.824559</text:p>
              </table:table-cell>
              <table:table-cell office:value-type="float" office:value="0.835136">
                <text:p>0.835136</text:p>
              </table:table-cell>
              <table:table-cell office:value-type="float" office:value="0.849471">
                <text:p>0.849471</text:p>
              </table:table-cell>
              <table:table-cell office:value-type="float" office:value="0.687985">
                <text:p>0.68798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21045">
                <text:p>0.421045</text:p>
              </table:table-cell>
              <table:table-cell office:value-type="float" office:value="0.598531">
                <text:p>0.598531</text:p>
              </table:table-cell>
              <table:table-cell office:value-type="float" office:value="0.601317">
                <text:p>0.601317</text:p>
              </table:table-cell>
              <table:table-cell office:value-type="float" office:value="0.613253">
                <text:p>0.613253</text:p>
              </table:table-cell>
              <table:table-cell office:value-type="float" office:value="0.624106">
                <text:p>0.624106</text:p>
              </table:table-cell>
              <table:table-cell office:value-type="float" office:value="0.633615">
                <text:p>0.633615</text:p>
              </table:table-cell>
              <table:table-cell office:value-type="float" office:value="0.65366">
                <text:p>0.65366</text:p>
              </table:table-cell>
              <table:table-cell office:value-type="float" office:value="0.746677">
                <text:p>0.746677</text:p>
              </table:table-cell>
              <table:table-cell office:value-type="float" office:value="0.815277">
                <text:p>0.815277</text:p>
              </table:table-cell>
              <table:table-cell office:value-type="float" office:value="0.828602">
                <text:p>0.828602</text:p>
              </table:table-cell>
              <table:table-cell office:value-type="float" office:value="0.849471">
                <text:p>0.849471</text:p>
              </table:table-cell>
              <table:table-cell office:value-type="float" office:value="0.653608">
                <text:p>0.65360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67419">
                <text:p>0.567419</text:p>
              </table:table-cell>
              <table:table-cell office:value-type="float" office:value="0.599453">
                <text:p>0.599453</text:p>
              </table:table-cell>
              <table:table-cell office:value-type="float" office:value="0.608664">
                <text:p>0.608664</text:p>
              </table:table-cell>
              <table:table-cell office:value-type="float" office:value="0.617658">
                <text:p>0.617658</text:p>
              </table:table-cell>
              <table:table-cell office:value-type="float" office:value="0.632139">
                <text:p>0.632139</text:p>
              </table:table-cell>
              <table:table-cell office:value-type="float" office:value="0.636516">
                <text:p>0.636516</text:p>
              </table:table-cell>
              <table:table-cell office:value-type="float" office:value="0.686308">
                <text:p>0.686308</text:p>
              </table:table-cell>
              <table:table-cell office:value-type="float" office:value="0.777701">
                <text:p>0.777701</text:p>
              </table:table-cell>
              <table:table-cell office:value-type="float" office:value="0.815687">
                <text:p>0.815687</text:p>
              </table:table-cell>
              <table:table-cell office:value-type="float" office:value="0.832032">
                <text:p>0.832032</text:p>
              </table:table-cell>
              <table:table-cell office:value-type="float" office:value="0.849471">
                <text:p>0.849471</text:p>
              </table:table-cell>
              <table:table-cell office:value-type="float" office:value="0.677358">
                <text:p>0.67735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90791">
                <text:p>0.590791</text:p>
              </table:table-cell>
              <table:table-cell office:value-type="float" office:value="0.595766">
                <text:p>0.595766</text:p>
              </table:table-cell>
              <table:table-cell office:value-type="float" office:value="0.60008">
                <text:p>0.60008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953">
                <text:p>0.621953</text:p>
              </table:table-cell>
              <table:table-cell office:value-type="float" office:value="0.651147">
                <text:p>0.651147</text:p>
              </table:table-cell>
              <table:table-cell office:value-type="float" office:value="0.701066">
                <text:p>0.701066</text:p>
              </table:table-cell>
              <table:table-cell office:value-type="float" office:value="0.776403">
                <text:p>0.776403</text:p>
              </table:table-cell>
              <table:table-cell office:value-type="float" office:value="0.822546">
                <text:p>0.822546</text:p>
              </table:table-cell>
              <table:table-cell office:value-type="float" office:value="0.832512">
                <text:p>0.832512</text:p>
              </table:table-cell>
              <table:table-cell office:value-type="float" office:value="0.849471">
                <text:p>0.849471</text:p>
              </table:table-cell>
              <table:table-cell office:value-type="float" office:value="0.680464">
                <text:p>0.68046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67067">
                <text:p>0.567067</text:p>
              </table:table-cell>
              <table:table-cell office:value-type="float" office:value="0.590791">
                <text:p>0.590791</text:p>
              </table:table-cell>
              <table:table-cell office:value-type="float" office:value="0.598897">
                <text:p>0.598897</text:p>
              </table:table-cell>
              <table:table-cell office:value-type="float" office:value="0.60771">
                <text:p>0.60771</text:p>
              </table:table-cell>
              <table:table-cell office:value-type="float" office:value="0.617658">
                <text:p>0.617658</text:p>
              </table:table-cell>
              <table:table-cell office:value-type="float" office:value="0.647485">
                <text:p>0.647485</text:p>
              </table:table-cell>
              <table:table-cell office:value-type="float" office:value="0.720591">
                <text:p>0.720591</text:p>
              </table:table-cell>
              <table:table-cell office:value-type="float" office:value="0.802827">
                <text:p>0.802827</text:p>
              </table:table-cell>
              <table:table-cell office:value-type="float" office:value="0.824559">
                <text:p>0.824559</text:p>
              </table:table-cell>
              <table:table-cell office:value-type="float" office:value="0.838567">
                <text:p>0.838567</text:p>
              </table:table-cell>
              <table:table-cell office:value-type="float" office:value="0.849471">
                <text:p>0.849471</text:p>
              </table:table-cell>
              <table:table-cell office:value-type="float" office:value="0.681615">
                <text:p>0.68161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31712">
                <text:p>0.531712</text:p>
              </table:table-cell>
              <table:table-cell office:value-type="float" office:value="0.596131">
                <text:p>0.596131</text:p>
              </table:table-cell>
              <table:table-cell office:value-type="float" office:value="0.607188">
                <text:p>0.607188</text:p>
              </table:table-cell>
              <table:table-cell office:value-type="float" office:value="0.612372">
                <text:p>0.612372</text:p>
              </table:table-cell>
              <table:table-cell office:value-type="float" office:value="0.632227">
                <text:p>0.632227</text:p>
              </table:table-cell>
              <table:table-cell office:value-type="float" office:value="0.696116">
                <text:p>0.696116</text:p>
              </table:table-cell>
              <table:table-cell office:value-type="float" office:value="0.763524">
                <text:p>0.763524</text:p>
              </table:table-cell>
              <table:table-cell office:value-type="float" office:value="0.816805">
                <text:p>0.816805</text:p>
              </table:table-cell>
              <table:table-cell office:value-type="float" office:value="0.824559">
                <text:p>0.824559</text:p>
              </table:table-cell>
              <table:table-cell office:value-type="float" office:value="0.841058">
                <text:p>0.841058</text:p>
              </table:table-cell>
              <table:table-cell office:value-type="float" office:value="0.849471">
                <text:p>0.849471</text:p>
              </table:table-cell>
              <table:table-cell office:value-type="float" office:value="0.692169">
                <text:p>0.69216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90791">
                <text:p>0.590791</text:p>
              </table:table-cell>
              <table:table-cell office:value-type="float" office:value="0.598531">
                <text:p>0.598531</text:p>
              </table:table-cell>
              <table:table-cell office:value-type="float" office:value="0.606831">
                <text:p>0.606831</text:p>
              </table:table-cell>
              <table:table-cell office:value-type="float" office:value="0.613253">
                <text:p>0.613253</text:p>
              </table:table-cell>
              <table:table-cell office:value-type="float" office:value="0.648595">
                <text:p>0.648595</text:p>
              </table:table-cell>
              <table:table-cell office:value-type="float" office:value="0.69755">
                <text:p>0.69755</text:p>
              </table:table-cell>
              <table:table-cell office:value-type="float" office:value="0.765826">
                <text:p>0.765826</text:p>
              </table:table-cell>
              <table:table-cell office:value-type="float" office:value="0.815687">
                <text:p>0.815687</text:p>
              </table:table-cell>
              <table:table-cell office:value-type="float" office:value="0.826458">
                <text:p>0.826458</text:p>
              </table:table-cell>
              <table:table-cell office:value-type="float" office:value="0.849471">
                <text:p>0.849471</text:p>
              </table:table-cell>
              <table:table-cell office:value-type="float" office:value="0.849471">
                <text:p>0.849471</text:p>
              </table:table-cell>
              <table:table-cell office:value-type="float" office:value="0.701299">
                <text:p>0.7012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8966">
                <text:p>0.58966</text:p>
              </table:table-cell>
              <table:table-cell office:value-type="float" office:value="0.593366">
                <text:p>0.593366</text:p>
              </table:table-cell>
              <table:table-cell office:value-type="float" office:value="0.603193">
                <text:p>0.603193</text:p>
              </table:table-cell>
              <table:table-cell office:value-type="float" office:value="0.612372">
                <text:p>0.612372</text:p>
              </table:table-cell>
              <table:table-cell office:value-type="float" office:value="0.623749">
                <text:p>0.623749</text:p>
              </table:table-cell>
              <table:table-cell office:value-type="float" office:value="0.681671">
                <text:p>0.681671</text:p>
              </table:table-cell>
              <table:table-cell office:value-type="float" office:value="0.75531">
                <text:p>0.75531</text:p>
              </table:table-cell>
              <table:table-cell office:value-type="float" office:value="0.799244">
                <text:p>0.799244</text:p>
              </table:table-cell>
              <table:table-cell office:value-type="float" office:value="0.824559">
                <text:p>0.824559</text:p>
              </table:table-cell>
              <table:table-cell office:value-type="float" office:value="0.840813">
                <text:p>0.840813</text:p>
              </table:table-cell>
              <table:table-cell office:value-type="float" office:value="0.849471">
                <text:p>0.849471</text:p>
              </table:table-cell>
              <table:table-cell office:value-type="float" office:value="0.692394">
                <text:p>0.692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